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cny-usd">
      <style:table-properties table:display="true" style:writing-mode="lr-tb"/>
    </style:style>
    <style:style style:name="ce27" style:family="table-cell" style:parent-style-name="Default" style:data-style-name="N133">
      <style:table-cell-properties fo:background-color="#f37b70" style:rotation-align="none"/>
    </style:style>
    <style:style style:name="ce28" style:family="table-cell" style:parent-style-name="Default" style:data-style-name="N133">
      <style:table-cell-properties fo:background-color="#e3d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33">
      <style:table-cell-properties fo:background-color="#c2e0ae" style:rotation-align="none"/>
    </style:style>
    <style:style style:name="ce30" style:family="table-cell" style:parent-style-name="Default" style:data-style-name="N133">
      <style:table-cell-properties fo:background-color="#c2e0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31" style:family="table-cell" style:parent-style-name="Default" style:data-style-name="N133">
      <style:table-cell-properties fo:background-color="#c2e0ae" style:rotation-align="non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33">
      <style:table-cell-properties style:rotation-align="none"/>
    </style:style>
    <style:style style:name="ce37" style:family="table-cell" style:parent-style-name="Default">
      <style:table-cell-properties style:rotation-align="none"/>
    </style:style>
    <style:style style:name="ce33" style:family="table-cell" style:parent-style-name="Default" style:data-style-name="N125">
      <style:table-cell-properties style:rotation-align="none"/>
    </style:style>
    <style:style style:name="ce68" style:family="table-cell" style:parent-style-name="Default">
      <style:table-cell-properties fo:background-color="#e3d2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th-usd" table:style-name="ta1">
        <office:forms form:automatic-focus="false" form:apply-design-mode="false"/>
        <table:table-column table:style-name="co1" table:default-cell-style-name="ce32"/>
        <table:table-column table:style-name="co2" table:number-columns-repeated="1023" table:default-cell-style-name="ce37"/>
        <table:table-row table:style-name="ro1">
          <table:table-cell table:style-name="ce27" table:formula="of:=[.A2]+[.A2]*[.B64]" office:value-type="float" office:value="7.71569687645474" calcext:value-type="float">
            <text:p>7.716</text:p>
          </table:table-cell>
          <table:table-cell table:number-columns-repeated="1023"/>
        </table:table-row>
        <table:table-row table:style-name="ro1">
          <table:table-cell table:style-name="ce27" table:formula="of:=[.A3]+[.A3]*[.B64]" office:value-type="float" office:value="7.68495704826169" calcext:value-type="float">
            <text:p>7.685</text:p>
          </table:table-cell>
          <table:table-cell table:number-columns-repeated="1023"/>
        </table:table-row>
        <table:table-row table:style-name="ro1">
          <table:table-cell table:style-name="ce27" table:formula="of:=[.A4]+[.A4]*[.B64]" office:value-type="float" office:value="7.65433968950368" calcext:value-type="float">
            <text:p>7.654</text:p>
          </table:table-cell>
          <table:table-cell table:number-columns-repeated="1023"/>
        </table:table-row>
        <table:table-row table:style-name="ro1">
          <table:table-cell table:style-name="ce27" table:formula="of:=[.A5]+[.A5]*[.B64]" office:value-type="float" office:value="7.62384431225466" calcext:value-type="float">
            <text:p>7.624</text:p>
          </table:table-cell>
          <table:table-cell table:number-columns-repeated="1023"/>
        </table:table-row>
        <table:table-row table:style-name="ro1">
          <table:table-cell table:style-name="ce27" table:formula="of:=[.A6]+[.A6]*[.B64]" office:value-type="float" office:value="7.59347043053253" calcext:value-type="float">
            <text:p>7.593</text:p>
          </table:table-cell>
          <table:table-cell table:number-columns-repeated="1023"/>
        </table:table-row>
        <table:table-row table:style-name="ro1">
          <table:table-cell table:style-name="ce27" table:formula="of:=[.A7]+[.A7]*[.B64]" office:value-type="float" office:value="7.56321756029137" calcext:value-type="float">
            <text:p>7.563</text:p>
          </table:table-cell>
          <table:table-cell table:number-columns-repeated="1023"/>
        </table:table-row>
        <table:table-row table:style-name="ro1">
          <table:table-cell table:style-name="ce27" table:formula="of:=[.A8]+[.A8]*[.B64]" office:value-type="float" office:value="7.53308521941371" calcext:value-type="float">
            <text:p>7.533</text:p>
          </table:table-cell>
          <table:table-cell table:number-columns-repeated="1023"/>
        </table:table-row>
        <table:table-row table:style-name="ro1">
          <table:table-cell table:style-name="ce27" table:formula="of:=[.A9]+[.A9]*[.B64]" office:value-type="float" office:value="7.5030729277029" calcext:value-type="float">
            <text:p>7.503</text:p>
          </table:table-cell>
          <table:table-cell table:number-columns-repeated="1023"/>
        </table:table-row>
        <table:table-row table:style-name="ro1">
          <table:table-cell table:style-name="ce27" table:formula="of:=[.A10]+[.A10]*[.B64]" office:value-type="float" office:value="7.4731802068754" calcext:value-type="float">
            <text:p>7.473</text:p>
          </table:table-cell>
          <table:table-cell table:number-columns-repeated="1023"/>
        </table:table-row>
        <table:table-row table:style-name="ro1">
          <table:table-cell table:style-name="ce27" table:formula="of:=[.A11]+[.A11]*[.B64]" office:value-type="float" office:value="7.44340658055318" calcext:value-type="float">
            <text:p>7.443</text:p>
          </table:table-cell>
          <table:table-cell table:number-columns-repeated="1023"/>
        </table:table-row>
        <table:table-row table:style-name="ro1">
          <table:table-cell table:style-name="ce27" table:formula="of:=[.A12]+[.A12]*[.B64]" office:value-type="float" office:value="7.41375157425616" calcext:value-type="float">
            <text:p>7.414</text:p>
          </table:table-cell>
          <table:table-cell table:number-columns-repeated="1023"/>
        </table:table-row>
        <table:table-row table:style-name="ro1">
          <table:table-cell table:style-name="ce27" table:formula="of:=[.A13]+[.A13]*[.B64]" office:value-type="float" office:value="7.38421471539458" calcext:value-type="float">
            <text:p>7.384</text:p>
          </table:table-cell>
          <table:table-cell table:number-columns-repeated="1023"/>
        </table:table-row>
        <table:table-row table:style-name="ro1">
          <table:table-cell table:style-name="ce27" table:formula="of:=[.A14]+[.A14]*[.B64]" office:value-type="float" office:value="7.35479553326154" calcext:value-type="float">
            <text:p>7.355</text:p>
          </table:table-cell>
          <table:table-cell table:number-columns-repeated="1023"/>
        </table:table-row>
        <table:table-row table:style-name="ro1">
          <table:table-cell table:style-name="ce27" table:formula="of:=[.A15]+[.A15]*[.B64]" office:value-type="float" office:value="7.32549355902543" calcext:value-type="float">
            <text:p>7.325</text:p>
          </table:table-cell>
          <table:table-cell table:number-columns-repeated="1023"/>
        </table:table-row>
        <table:table-row table:style-name="ro1">
          <table:table-cell table:style-name="ce27" table:formula="of:=[.A16]+[.A16]*[.B64]" office:value-type="float" office:value="7.29630832572254" calcext:value-type="float">
            <text:p>7.296</text:p>
          </table:table-cell>
          <table:table-cell table:number-columns-repeated="1023"/>
        </table:table-row>
        <table:table-row table:style-name="ro1">
          <table:table-cell table:style-name="ce27" table:formula="of:=[.A17]+[.A17]*[.B64]" office:value-type="float" office:value="7.26723936824955" calcext:value-type="float">
            <text:p>7.267</text:p>
          </table:table-cell>
          <table:table-cell table:number-columns-repeated="1023"/>
        </table:table-row>
        <table:table-row table:style-name="ro1">
          <table:table-cell table:style-name="ce27" table:formula="of:=[.A18]+[.A18]*[.B64]" office:value-type="float" office:value="7.23828622335612" calcext:value-type="float">
            <text:p>7.238</text:p>
          </table:table-cell>
          <table:table-cell table:number-columns-repeated="1023"/>
        </table:table-row>
        <table:table-row table:style-name="ro1">
          <table:table-cell table:style-name="ce27" table:formula="of:=[.A19]+[.A19]*[.B64]" office:value-type="float" office:value="7.20944842963757" calcext:value-type="float">
            <text:p>7.209</text:p>
          </table:table-cell>
          <table:table-cell table:number-columns-repeated="1023"/>
        </table:table-row>
        <table:table-row table:style-name="ro1">
          <table:table-cell table:style-name="ce27" table:formula="of:=[.A20]+[.A20]*[.B64]" office:value-type="float" office:value="7.18072552752746" calcext:value-type="float">
            <text:p>7.181</text:p>
          </table:table-cell>
          <table:table-cell table:number-columns-repeated="1023"/>
        </table:table-row>
        <table:table-row table:style-name="ro1">
          <table:table-cell table:style-name="ce27" table:formula="of:=[.A21]+[.A21]*[.B64]" office:value-type="float" office:value="7.1521170592903" calcext:value-type="float">
            <text:p>7.152</text:p>
          </table:table-cell>
          <table:table-cell table:number-columns-repeated="1023"/>
        </table:table-row>
        <table:table-row table:style-name="ro1">
          <table:table-cell table:style-name="ce27" table:formula="of:=[.A22]+[.A22]*[.B64]" office:value-type="float" office:value="7.12362256901424" calcext:value-type="float">
            <text:p>7.124</text:p>
          </table:table-cell>
          <table:table-cell table:number-columns-repeated="1023"/>
        </table:table-row>
        <table:table-row table:style-name="ro1">
          <table:table-cell table:style-name="ce27" table:formula="of:=[.A23]+[.A23]*[.B64]" office:value-type="float" office:value="7.09524160260383" calcext:value-type="float">
            <text:p>7.095</text:p>
          </table:table-cell>
          <table:table-cell table:number-columns-repeated="1023"/>
        </table:table-row>
        <table:table-row table:style-name="ro1">
          <table:table-cell table:style-name="ce27" table:formula="of:=[.A24]+[.A24]*[.B64]" office:value-type="float" office:value="7.06697370777274" calcext:value-type="float">
            <text:p>7.067</text:p>
          </table:table-cell>
          <table:table-cell table:number-columns-repeated="1023"/>
        </table:table-row>
        <table:table-row table:style-name="ro1">
          <table:table-cell table:style-name="ce27" table:formula="of:=[.A25]+[.A25]*[.B64]" office:value-type="float" office:value="7.03881843403659" calcext:value-type="float">
            <text:p>7.039</text:p>
          </table:table-cell>
          <table:table-cell table:number-columns-repeated="1023"/>
        </table:table-row>
        <table:table-row table:style-name="ro1">
          <table:table-cell table:style-name="ce27" table:formula="of:=[.A26]+[.A26]*[.B64]" office:value-type="float" office:value="7.01077533270577" calcext:value-type="float">
            <text:p>7.011</text:p>
          </table:table-cell>
          <table:table-cell table:number-columns-repeated="1023"/>
        </table:table-row>
        <table:table-row table:style-name="ro1">
          <table:table-cell table:style-name="ce27" table:formula="of:=[.A27]+[.A27]*[.B64]" office:value-type="float" office:value="6.98284395687825" calcext:value-type="float">
            <text:p>6.98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7" table:formula="of:=[.A28]+[.A28]*[.B64]" office:value-type="float" office:value="6.95502386143252" calcext:value-type="float">
            <text:p>6.955</text:p>
          </table:table-cell>
          <table:table-cell table:number-columns-repeated="1023"/>
        </table:table-row>
        <table:table-row table:style-name="ro1">
          <table:table-cell table:style-name="ce27" table:formula="of:=[.A29]+[.A29]*[.B64]" office:value-type="float" office:value="6.92731460302044" calcext:value-type="float">
            <text:p>6.927</text:p>
          </table:table-cell>
          <table:table-cell table:number-columns-repeated="1023"/>
        </table:table-row>
        <table:table-row table:style-name="ro1">
          <table:table-cell table:style-name="ce27" table:formula="of:=[.A30]+[.A30]*[.B64]" office:value-type="float" office:value="6.8997157400602" calcext:value-type="float">
            <text:p>6.900</text:p>
          </table:table-cell>
          <table:table-cell table:number-columns-repeated="1023"/>
        </table:table-row>
        <table:table-row table:style-name="ro1">
          <table:table-cell table:style-name="ce27" table:formula="of:=[.A31]+[.A31]*[.B64]" office:value-type="float" office:value="6.87222683272929" calcext:value-type="float">
            <text:p>6.872</text:p>
          </table:table-cell>
          <table:table-cell table:number-columns-repeated="1023"/>
        </table:table-row>
        <table:table-row table:style-name="ro1">
          <table:table-cell table:style-name="ce27" table:formula="of:=[.A32]+[.A32]*[.B64]" office:value-type="float" office:value="6.84484744295746" calcext:value-type="float">
            <text:p>6.845</text:p>
          </table:table-cell>
          <table:table-cell table:number-columns-repeated="1023"/>
        </table:table-row>
        <table:table-row table:style-name="ro1">
          <table:table-cell table:style-name="ce27" table:formula="of:=[.A33]+[.A33]*[.B64]" office:value-type="float" office:value="6.81757713441978" calcext:value-type="float">
            <text:p>6.818</text:p>
          </table:table-cell>
          <table:table-cell table:number-columns-repeated="1023"/>
        </table:table-row>
        <table:table-row table:style-name="ro1">
          <table:table-cell table:style-name="ce27" table:formula="of:=[.A34]+[.A34]*[.B64]" office:value-type="float" office:value="6.79041547252966" calcext:value-type="float">
            <text:p>6.790</text:p>
          </table:table-cell>
          <table:table-cell table:number-columns-repeated="1023"/>
        </table:table-row>
        <table:table-row table:style-name="ro1">
          <table:table-cell table:style-name="ce27" table:formula="of:=[.A35]+[.A35]*[.B64]" office:value-type="float" office:value="6.76336202443193" calcext:value-type="float">
            <text:p>6.763</text:p>
          </table:table-cell>
          <table:table-cell table:number-columns-repeated="1023"/>
        </table:table-row>
        <table:table-row table:style-name="ro1">
          <table:table-cell table:style-name="ce27" table:formula="of:=[.A36]+[.A36]*[.B64]" office:value-type="float" office:value="6.73641635899595" calcext:value-type="float">
            <text:p>6.736</text:p>
          </table:table-cell>
          <table:table-cell table:number-columns-repeated="1023"/>
        </table:table-row>
        <table:table-row table:style-name="ro1">
          <table:table-cell table:style-name="ce27" table:formula="of:=[.A37]+[.A37]*[.B64]" office:value-type="float" office:value="6.70957804680871" calcext:value-type="float">
            <text:p>6.710</text:p>
          </table:table-cell>
          <table:table-cell table:number-columns-repeated="1023"/>
        </table:table-row>
        <table:table-row table:style-name="ro1">
          <table:table-cell table:style-name="ce27" table:formula="of:=[.A38]+[.A38]*[.B64]" office:value-type="float" office:value="6.68284666016804" calcext:value-type="float">
            <text:p>6.683</text:p>
          </table:table-cell>
          <table:table-cell table:number-columns-repeated="1023"/>
        </table:table-row>
        <table:table-row table:style-name="ro1">
          <table:table-cell table:style-name="ce27" table:formula="of:=[.A39]+[.A39]*[.B64]" office:value-type="float" office:value="6.65622177307574" calcext:value-type="float">
            <text:p>6.656</text:p>
          </table:table-cell>
          <table:table-cell table:number-columns-repeated="1023"/>
        </table:table-row>
        <table:table-row table:style-name="ro1">
          <table:table-cell table:style-name="ce27" table:formula="of:=[.A40]+[.A40]*[.B64]" office:value-type="float" office:value="6.62970296123081" calcext:value-type="float">
            <text:p>6.630</text:p>
          </table:table-cell>
          <table:table-cell table:number-columns-repeated="1023"/>
        </table:table-row>
        <table:table-row table:style-name="ro1">
          <table:table-cell table:style-name="ce27" table:formula="of:=[.A41]+[.A41]*[.B64]" office:value-type="float" office:value="6.60328980202272" calcext:value-type="float">
            <text:p>6.603</text:p>
          </table:table-cell>
          <table:table-cell table:number-columns-repeated="1023"/>
        </table:table-row>
        <table:table-row table:style-name="ro1">
          <table:table-cell table:style-name="ce27" table:formula="of:=[.A42]+[.A42]*[.B64]" office:value-type="float" office:value="6.57698187452462" calcext:value-type="float">
            <text:p>6.577</text:p>
          </table:table-cell>
          <table:table-cell table:number-columns-repeated="1023"/>
        </table:table-row>
        <table:table-row table:style-name="ro1">
          <table:table-cell table:style-name="ce27" table:formula="of:=[.A43]+[.A43]*[.B64]" office:value-type="float" office:value="6.55077875948668" calcext:value-type="float">
            <text:p>6.551</text:p>
          </table:table-cell>
          <table:table-cell table:number-columns-repeated="1023"/>
        </table:table-row>
        <table:table-row table:style-name="ro1">
          <table:table-cell table:style-name="ce27" table:formula="of:=[.A44]+[.A44]*[.B64]" office:value-type="float" office:value="6.52468003932936" calcext:value-type="float">
            <text:p>6.525</text:p>
          </table:table-cell>
          <table:table-cell table:number-columns-repeated="1023"/>
        </table:table-row>
        <table:table-row table:style-name="ro1">
          <table:table-cell table:style-name="ce27" table:formula="of:=[.A45]+[.A45]*[.B64]" office:value-type="float" office:value="6.49868529813681" calcext:value-type="float">
            <text:p>6.499</text:p>
          </table:table-cell>
          <table:table-cell table:number-columns-repeated="1023"/>
        </table:table-row>
        <table:table-row table:style-name="ro1">
          <table:table-cell table:style-name="ce27" table:formula="of:=[.A46]+[.A46]*[.B64]" office:value-type="float" office:value="6.47279412165021" calcext:value-type="float">
            <text:p>6.473</text:p>
          </table:table-cell>
          <table:table-cell table:number-columns-repeated="1023"/>
        </table:table-row>
        <table:table-row table:style-name="ro1">
          <table:table-cell table:style-name="ce27" table:formula="of:=[.A47]+[.A47]*[.B64]" office:value-type="float" office:value="6.44700609726117" calcext:value-type="float">
            <text:p>6.447</text:p>
          </table:table-cell>
          <table:table-cell table:number-columns-repeated="1023"/>
        </table:table-row>
        <table:table-row table:style-name="ro1">
          <table:table-cell table:style-name="ce27" table:formula="of:=[.A48]+[.A48]*[.B64]" office:value-type="float" office:value="6.42132081400515" calcext:value-type="float">
            <text:p>6.421</text:p>
          </table:table-cell>
          <table:table-cell table:number-columns-repeated="1023"/>
        </table:table-row>
        <table:table-row table:style-name="ro1">
          <table:table-cell table:style-name="ce27" table:formula="of:=[.A49]+[.A49]*[.B64]" office:value-type="float" office:value="6.39573786255493" calcext:value-type="float">
            <text:p>6.396</text:p>
          </table:table-cell>
          <table:table-cell table:number-columns-repeated="1023"/>
        </table:table-row>
        <table:table-row table:style-name="ro1">
          <table:table-cell table:style-name="ce27" table:formula="of:=[.A50]+[.A50]*[.B64]" office:value-type="float" office:value="6.37025683521407" calcext:value-type="float">
            <text:p>6.370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51]+[.A51]*[.B64]" office:value-type="float" office:value="6.34487732591043" calcext:value-type="float">
            <text:p>6.345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52]+[.A52]*[.B64]" office:value-type="float" office:value="6.31959893018967" calcext:value-type="float">
            <text:p>6.320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53]+[.A53]*[.B64]" office:value-type="float" office:value="6.29442124520883" calcext:value-type="float">
            <text:p>6.294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54]+[.A54]*[.B64]" office:value-type="float" office:value="6.26934386972992" calcext:value-type="float">
            <text:p>6.269</text:p>
          </table:table-cell>
          <table:table-cell table:style-name="ce33"/>
          <table:table-cell table:number-columns-repeated="1022"/>
        </table:table-row>
        <table:table-row table:style-name="ro2">
          <table:table-cell table:style-name="ce27" table:formula="of:=[.A55]+[.A55]*[.B64]" office:value-type="float" office:value="6.24436640411346" calcext:value-type="float">
            <text:p>6.244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56]+[.A56]*[.B64]" office:value-type="float" office:value="6.21948845031221" calcext:value-type="float">
            <text:p>6.219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57]+[.A57]*[.B64]" office:value-type="float" office:value="6.19470961186475" calcext:value-type="float">
            <text:p>6.195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58]+[.A58]*[.B64]" office:value-type="float" office:value="6.1700294938892" calcext:value-type="float">
            <text:p>6.170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59]+[.A59]*[.B64]" office:value-type="float" office:value="6.14544770307689" calcext:value-type="float">
            <text:p>6.145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60]+[.A60]*[.B64]" office:value-type="float" office:value="6.12096384768614" calcext:value-type="float">
            <text:p>6.121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61]+[.A61]*[.B64]" office:value-type="float" office:value="6.096577537536" calcext:value-type="float">
            <text:p>6.097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62]+[.A62]*[.B64]" office:value-type="float" office:value="6.072288384" calcext:value-type="float">
            <text:p>6.072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63]+[.A63]*[.B64]" office:value-type="float" office:value="6.048096" calcext:value-type="float">
            <text:p>6.048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table:formula="of:=[.A64]+[.A64]*[.B64]" office:value-type="float" office:value="6.024" calcext:value-type="float">
            <text:p>6.024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8" office:value-type="float" office:value="6" calcext:value-type="float">
            <text:p>6.000</text:p>
          </table:table-cell>
          <table:table-cell table:style-name="ce68" table:formula="of:=0.004"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table:style-name="ce29" table:formula="of:=[.A64]-[.A64]*[.B64]" office:value-type="float" office:value="5.976" calcext:value-type="float">
            <text:p>5.976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65]-[.A65]*[.B64]" office:value-type="float" office:value="5.952096" calcext:value-type="float">
            <text:p>5.952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66]-[.A66]*[.B64]" office:value-type="float" office:value="5.928287616" calcext:value-type="float">
            <text:p>5.928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67]-[.A67]*[.B64]" office:value-type="float" office:value="5.904574465536" calcext:value-type="float">
            <text:p>5.905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68]-[.A68]*[.B64]" office:value-type="float" office:value="5.88095616767386" calcext:value-type="float">
            <text:p>5.881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69]-[.A69]*[.B64]" office:value-type="float" office:value="5.85743234300316" calcext:value-type="float">
            <text:p>5.857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70]-[.A70]*[.B64]" office:value-type="float" office:value="5.83400261363115" calcext:value-type="float">
            <text:p>5.834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71]-[.A71]*[.B64]" office:value-type="float" office:value="5.81066660317662" calcext:value-type="float">
            <text:p>5.811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72]-[.A72]*[.B64]" office:value-type="float" office:value="5.78742393676392" calcext:value-type="float">
            <text:p>5.787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73]-[.A73]*[.B64]" office:value-type="float" office:value="5.76427424101686" calcext:value-type="float">
            <text:p>5.764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74]-[.A74]*[.B64]" office:value-type="float" office:value="5.74121714405279" calcext:value-type="float">
            <text:p>5.741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75]-[.A75]*[.B64]" office:value-type="float" office:value="5.71825227547658" calcext:value-type="float">
            <text:p>5.718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76]-[.A76]*[.B64]" office:value-type="float" office:value="5.69537926637468" calcext:value-type="float">
            <text:p>5.695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77]-[.A77]*[.B64]" office:value-type="float" office:value="5.67259774930918" calcext:value-type="float">
            <text:p>5.673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78]-[.A78]*[.B64]" office:value-type="float" office:value="5.64990735831194" calcext:value-type="float">
            <text:p>5.650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9" table:formula="of:=[.A79]-[.A79]*[.B64]" office:value-type="float" office:value="5.62730772887869" calcext:value-type="float">
            <text:p>5.627</text:p>
          </table:table-cell>
          <table:table-cell table:number-columns-repeated="1023"/>
        </table:table-row>
        <table:table-row table:style-name="ro1">
          <table:table-cell table:style-name="ce29" table:formula="of:=[.A80]-[.A80]*[.B64]" office:value-type="float" office:value="5.60479849796318" calcext:value-type="float">
            <text:p>5.605</text:p>
          </table:table-cell>
          <table:table-cell table:number-columns-repeated="1023"/>
        </table:table-row>
        <table:table-row table:style-name="ro1">
          <table:table-cell table:style-name="ce29" table:formula="of:=[.A81]-[.A81]*[.B64]" office:value-type="float" office:value="5.58237930397133" calcext:value-type="float">
            <text:p>5.582</text:p>
          </table:table-cell>
          <table:table-cell table:number-columns-repeated="1023"/>
        </table:table-row>
        <table:table-row table:style-name="ro1">
          <table:table-cell table:style-name="ce29" table:formula="of:=[.A82]-[.A82]*[.B64]" office:value-type="float" office:value="5.56004978675544" calcext:value-type="float">
            <text:p>5.560</text:p>
          </table:table-cell>
          <table:table-cell table:number-columns-repeated="1023"/>
        </table:table-row>
        <table:table-row table:style-name="ro1">
          <table:table-cell table:style-name="ce29" table:formula="of:=[.A83]-[.A83]*[.B64]" office:value-type="float" office:value="5.53780958760842" calcext:value-type="float">
            <text:p>5.538</text:p>
          </table:table-cell>
          <table:table-cell table:number-columns-repeated="1023"/>
        </table:table-row>
        <table:table-row table:style-name="ro1">
          <table:table-cell table:style-name="ce29" table:formula="of:=[.A84]-[.A84]*[.B64]" office:value-type="float" office:value="5.51565834925799" calcext:value-type="float">
            <text:p>5.516</text:p>
          </table:table-cell>
          <table:table-cell table:number-columns-repeated="1023"/>
        </table:table-row>
        <table:table-row table:style-name="ro1">
          <table:table-cell table:style-name="ce29" table:formula="of:=[.A85]-[.A85]*[.B64]" office:value-type="float" office:value="5.49359571586095" calcext:value-type="float">
            <text:p>5.494</text:p>
          </table:table-cell>
          <table:table-cell table:number-columns-repeated="1023"/>
        </table:table-row>
        <table:table-row table:style-name="ro1">
          <table:table-cell table:style-name="ce29" table:formula="of:=[.A86]-[.A86]*[.B64]" office:value-type="float" office:value="5.47162133299751" calcext:value-type="float">
            <text:p>5.472</text:p>
          </table:table-cell>
          <table:table-cell table:number-columns-repeated="1023"/>
        </table:table-row>
        <table:table-row table:style-name="ro1">
          <table:table-cell table:style-name="ce29" table:formula="of:=[.A87]-[.A87]*[.B64]" office:value-type="float" office:value="5.44973484766552" calcext:value-type="float">
            <text:p>5.450</text:p>
          </table:table-cell>
          <table:table-cell table:number-columns-repeated="1023"/>
        </table:table-row>
        <table:table-row table:style-name="ro1">
          <table:table-cell table:style-name="ce29" table:formula="of:=[.A88]-[.A88]*[.B64]" office:value-type="float" office:value="5.42793590827486" calcext:value-type="float">
            <text:p>5.428</text:p>
          </table:table-cell>
          <table:table-cell table:number-columns-repeated="1023"/>
        </table:table-row>
        <table:table-row table:style-name="ro1">
          <table:table-cell table:style-name="ce29" table:formula="of:=[.A89]-[.A89]*[.B64]" office:value-type="float" office:value="5.40622416464176" calcext:value-type="float">
            <text:p>5.406</text:p>
          </table:table-cell>
          <table:table-cell table:number-columns-repeated="1023"/>
        </table:table-row>
        <table:table-row table:style-name="ro1">
          <table:table-cell table:style-name="ce29" table:formula="of:=[.A90]-[.A90]*[.B64]" office:value-type="float" office:value="5.38459926798319" calcext:value-type="float">
            <text:p>5.385</text:p>
          </table:table-cell>
          <table:table-cell table:number-columns-repeated="1023"/>
        </table:table-row>
        <table:table-row table:style-name="ro1">
          <table:table-cell table:style-name="ce29" table:formula="of:=[.A91]-[.A91]*[.B64]" office:value-type="float" office:value="5.36306087091126" calcext:value-type="float">
            <text:p>5.363</text:p>
          </table:table-cell>
          <table:table-cell table:number-columns-repeated="1023"/>
        </table:table-row>
        <table:table-row table:style-name="ro1">
          <table:table-cell table:style-name="ce29" table:formula="of:=[.A92]-[.A92]*[.B64]" office:value-type="float" office:value="5.34160862742761" calcext:value-type="float">
            <text:p>5.342</text:p>
          </table:table-cell>
          <table:table-cell table:number-columns-repeated="1023"/>
        </table:table-row>
        <table:table-row table:style-name="ro1">
          <table:table-cell table:style-name="ce29" table:formula="of:=[.A93]-[.A93]*[.B64]" office:value-type="float" office:value="5.3202421929179" calcext:value-type="float">
            <text:p>5.320</text:p>
          </table:table-cell>
          <table:table-cell table:number-columns-repeated="1023"/>
        </table:table-row>
        <table:table-row table:style-name="ro1">
          <table:table-cell table:style-name="ce29" table:formula="of:=[.A94]-[.A94]*[.B64]" office:value-type="float" office:value="5.29896122414623" calcext:value-type="float">
            <text:p>5.299</text:p>
          </table:table-cell>
          <table:table-cell table:number-columns-repeated="1023"/>
        </table:table-row>
        <table:table-row table:style-name="ro1">
          <table:table-cell table:style-name="ce29" table:formula="of:=[.A95]-[.A95]*[.B64]" office:value-type="float" office:value="5.27776537924965" calcext:value-type="float">
            <text:p>5.278</text:p>
          </table:table-cell>
          <table:table-cell table:number-columns-repeated="1023"/>
        </table:table-row>
        <table:table-row table:style-name="ro1">
          <table:table-cell table:style-name="ce29" table:formula="of:=[.A96]-[.A96]*[.B64]" office:value-type="float" office:value="5.25665431773265" calcext:value-type="float">
            <text:p>5.257</text:p>
          </table:table-cell>
          <table:table-cell table:number-columns-repeated="1023"/>
        </table:table-row>
        <table:table-row table:style-name="ro1">
          <table:table-cell table:style-name="ce29" table:formula="of:=[.A97]-[.A97]*[.B64]" office:value-type="float" office:value="5.23562770046172" calcext:value-type="float">
            <text:p>5.236</text:p>
          </table:table-cell>
          <table:table-cell table:number-columns-repeated="1023"/>
        </table:table-row>
        <table:table-row table:style-name="ro1">
          <table:table-cell table:style-name="ce29" table:formula="of:=[.A98]-[.A98]*[.B64]" office:value-type="float" office:value="5.21468518965987" calcext:value-type="float">
            <text:p>5.215</text:p>
          </table:table-cell>
          <table:table-cell table:number-columns-repeated="1023"/>
        </table:table-row>
        <table:table-row table:style-name="ro1">
          <table:table-cell table:style-name="ce29" table:formula="of:=[.A99]-[.A99]*[.B64]" office:value-type="float" office:value="5.19382644890123" calcext:value-type="float">
            <text:p>5.194</text:p>
          </table:table-cell>
          <table:table-cell table:number-columns-repeated="1023"/>
        </table:table-row>
        <table:table-row table:style-name="ro1">
          <table:table-cell table:style-name="ce29" table:formula="of:=[.A100]-[.A100]*[.B64]" office:value-type="float" office:value="5.17305114310562" calcext:value-type="float">
            <text:p>5.173</text:p>
          </table:table-cell>
          <table:table-cell table:number-columns-repeated="1023"/>
        </table:table-row>
        <table:table-row table:style-name="ro1">
          <table:table-cell table:style-name="ce29" table:formula="of:=[.A101]-[.A101]*[.B64]" office:value-type="float" office:value="5.1523589385332" calcext:value-type="float">
            <text:p>5.152</text:p>
          </table:table-cell>
          <table:table-cell table:number-columns-repeated="1023"/>
        </table:table-row>
        <table:table-row table:style-name="ro1">
          <table:table-cell table:style-name="ce29" table:formula="of:=[.A102]-[.A102]*[.B64]" office:value-type="float" office:value="5.13174950277907" calcext:value-type="float">
            <text:p>5.132</text:p>
          </table:table-cell>
          <table:table-cell table:number-columns-repeated="1023"/>
        </table:table-row>
        <table:table-row table:style-name="ro1">
          <table:table-cell table:style-name="ce29" table:formula="of:=[.A103]-[.A103]*[.B64]" office:value-type="float" office:value="5.11122250476795" calcext:value-type="float">
            <text:p>5.111</text:p>
          </table:table-cell>
          <table:table-cell table:number-columns-repeated="1023"/>
        </table:table-row>
        <table:table-row table:style-name="ro1">
          <table:table-cell table:style-name="ce29" table:formula="of:=[.A104]-[.A104]*[.B64]" office:value-type="float" office:value="5.09077761474888" calcext:value-type="float">
            <text:p>5.091</text:p>
          </table:table-cell>
          <table:table-cell table:number-columns-repeated="1023"/>
        </table:table-row>
        <table:table-row table:style-name="ro1">
          <table:table-cell table:style-name="ce29" table:formula="of:=[.A105]-[.A105]*[.B64]" office:value-type="float" office:value="5.07041450428989" calcext:value-type="float">
            <text:p>5.070</text:p>
          </table:table-cell>
          <table:table-cell table:number-columns-repeated="1023"/>
        </table:table-row>
        <table:table-row table:style-name="ro1">
          <table:table-cell table:style-name="ce29" table:formula="of:=[.A106]-[.A106]*[.B64]" office:value-type="float" office:value="5.05013284627273" calcext:value-type="float">
            <text:p>5.050</text:p>
          </table:table-cell>
          <table:table-cell table:number-columns-repeated="1023"/>
        </table:table-row>
        <table:table-row table:style-name="ro1">
          <table:table-cell table:style-name="ce29" table:formula="of:=[.A107]-[.A107]*[.B64]" office:value-type="float" office:value="5.02993231488764" calcext:value-type="float">
            <text:p>5.030</text:p>
          </table:table-cell>
          <table:table-cell table:number-columns-repeated="1023"/>
        </table:table-row>
        <table:table-row table:style-name="ro1">
          <table:table-cell table:style-name="ce29" table:formula="of:=[.A108]-[.A108]*[.B64]" office:value-type="float" office:value="5.00981258562808" calcext:value-type="float">
            <text:p>5.010</text:p>
          </table:table-cell>
          <table:table-cell table:number-columns-repeated="1023"/>
        </table:table-row>
        <table:table-row table:style-name="ro1">
          <table:table-cell table:style-name="ce29" table:formula="of:=[.A109]-[.A109]*[.B64]" office:value-type="float" office:value="4.98977333528557" calcext:value-type="float">
            <text:p>4.990</text:p>
          </table:table-cell>
          <table:table-cell table:number-columns-repeated="1023"/>
        </table:table-row>
        <table:table-row table:style-name="ro1">
          <table:table-cell table:style-name="ce29" table:formula="of:=[.A110]-[.A110]*[.B64]" office:value-type="float" office:value="4.96981424194443" calcext:value-type="float">
            <text:p>4.970</text:p>
          </table:table-cell>
          <table:table-cell table:number-columns-repeated="1023"/>
        </table:table-row>
        <table:table-row table:style-name="ro1">
          <table:table-cell table:style-name="ce29" table:formula="of:=[.A111]-[.A111]*[.B64]" office:value-type="float" office:value="4.94993498497665" calcext:value-type="float">
            <text:p>4.950</text:p>
          </table:table-cell>
          <table:table-cell table:number-columns-repeated="1023"/>
        </table:table-row>
        <table:table-row table:style-name="ro1">
          <table:table-cell table:style-name="ce29" table:formula="of:=[.A112]-[.A112]*[.B64]" office:value-type="float" office:value="4.93013524503674" calcext:value-type="float">
            <text:p>4.930</text:p>
          </table:table-cell>
          <table:table-cell table:number-columns-repeated="1023"/>
        </table:table-row>
        <table:table-row table:style-name="ro1">
          <table:table-cell table:style-name="ce29" table:formula="of:=[.A113]-[.A113]*[.B64]" office:value-type="float" office:value="4.9104147040566" calcext:value-type="float">
            <text:p>4.910</text:p>
          </table:table-cell>
          <table:table-cell table:number-columns-repeated="1023"/>
        </table:table-row>
        <table:table-row table:style-name="ro1">
          <table:table-cell table:style-name="ce29" table:formula="of:=[.A114]-[.A114]*[.B64]" office:value-type="float" office:value="4.89077304524037" calcext:value-type="float">
            <text:p>4.891</text:p>
          </table:table-cell>
          <table:table-cell table:number-columns-repeated="1023"/>
        </table:table-row>
        <table:table-row table:style-name="ro1">
          <table:table-cell table:style-name="ce29" table:formula="of:=[.A115]-[.A115]*[.B64]" office:value-type="float" office:value="4.87120995305941" calcext:value-type="float">
            <text:p>4.871</text:p>
          </table:table-cell>
          <table:table-cell table:number-columns-repeated="1023"/>
        </table:table-row>
        <table:table-row table:style-name="ro1">
          <table:table-cell table:style-name="ce29" table:formula="of:=[.A116]-[.A116]*[.B64]" office:value-type="float" office:value="4.85172511324717" calcext:value-type="float">
            <text:p>4.852</text:p>
          </table:table-cell>
          <table:table-cell table:number-columns-repeated="1023"/>
        </table:table-row>
        <table:table-row table:style-name="ro1">
          <table:table-cell table:style-name="ce29" table:formula="of:=[.A117]-[.A117]*[.B64]" office:value-type="float" office:value="4.83231821279418" calcext:value-type="float">
            <text:p>4.832</text:p>
          </table:table-cell>
          <table:table-cell table:number-columns-repeated="1023"/>
        </table:table-row>
        <table:table-row table:style-name="ro1">
          <table:table-cell table:style-name="ce29" table:formula="of:=[.A118]-[.A118]*[.B64]" office:value-type="float" office:value="4.81298893994301" calcext:value-type="float">
            <text:p>4.813</text:p>
          </table:table-cell>
          <table:table-cell table:number-columns-repeated="1023"/>
        </table:table-row>
        <table:table-row table:style-name="ro1">
          <table:table-cell table:style-name="ce29" table:formula="of:=[.A119]-[.A119]*[.B64]" office:value-type="float" office:value="4.79373698418323" calcext:value-type="float">
            <text:p>4.794</text:p>
          </table:table-cell>
          <table:table-cell table:number-columns-repeated="1023"/>
        </table:table-row>
        <table:table-row table:style-name="ro1">
          <table:table-cell table:style-name="ce29" table:formula="of:=[.A120]-[.A120]*[.B64]" office:value-type="float" office:value="4.7745620362465" calcext:value-type="float">
            <text:p>4.775</text:p>
          </table:table-cell>
          <table:table-cell table:number-columns-repeated="1023"/>
        </table:table-row>
        <table:table-row table:style-name="ro1">
          <table:table-cell table:style-name="ce29" table:formula="of:=[.A121]-[.A121]*[.B64]" office:value-type="float" office:value="4.75546378810151" calcext:value-type="float">
            <text:p>4.755</text:p>
          </table:table-cell>
          <table:table-cell table:number-columns-repeated="1023"/>
        </table:table-row>
        <table:table-row table:style-name="ro1">
          <table:table-cell table:style-name="ce29" table:formula="of:=[.A122]-[.A122]*[.B64]" office:value-type="float" office:value="4.73644193294911" calcext:value-type="float">
            <text:p>4.736</text:p>
          </table:table-cell>
          <table:table-cell table:number-columns-repeated="1023"/>
        </table:table-row>
        <table:table-row table:style-name="ro1">
          <table:table-cell table:style-name="ce29" table:formula="of:=[.A123]-[.A123]*[.B64]" office:value-type="float" office:value="4.71749616521731" calcext:value-type="float">
            <text:p>4.717</text:p>
          </table:table-cell>
          <table:table-cell table:number-columns-repeated="1023"/>
        </table:table-row>
        <table:table-row table:style-name="ro1">
          <table:table-cell table:style-name="ce29" table:formula="of:=[.A124]-[.A124]*[.B64]" office:value-type="float" office:value="4.69862618055644" calcext:value-type="float">
            <text:p>4.699</text:p>
          </table:table-cell>
          <table:table-cell table:number-columns-repeated="1023"/>
        </table:table-row>
        <table:table-row table:style-name="ro1">
          <table:table-cell table:style-name="ce29" table:formula="of:=[.A125]-[.A125]*[.B64]" office:value-type="float" office:value="4.67983167583422" calcext:value-type="float">
            <text:p>4.680</text:p>
          </table:table-cell>
          <table:table-cell table:number-columns-repeated="1023"/>
        </table:table-row>
        <table:table-row table:style-name="ro1">
          <table:table-cell table:style-name="ce29" table:formula="of:=[.A126]-[.A126]*[.B64]" office:value-type="float" office:value="4.66111234913088" calcext:value-type="float">
            <text:p>4.661</text:p>
          </table:table-cell>
          <table:table-cell table:number-columns-repeated="1023"/>
        </table:table-row>
        <table:table-row table:style-name="ro1">
          <table:table-cell table:style-name="ce29" table:formula="of:=[.A127]-[.A127]*[.B64]" office:value-type="float" office:value="4.64246789973436" calcext:value-type="float">
            <text:p>4.642</text:p>
          </table:table-cell>
          <table:table-cell table:number-columns-repeated="1023"/>
        </table:table-row>
        <table:table-row table:style-name="ro1">
          <table:table-cell table:style-name="ce29" table:formula="of:=[.A128]-[.A128]*[.B64]" office:value-type="float" office:value="4.62389802813542" calcext:value-type="float">
            <text:p>4.624</text:p>
          </table:table-cell>
          <table:table-cell table:number-columns-repeated="1023"/>
        </table:table-row>
        <table:table-row table:style-name="ro1">
          <table:table-cell table:style-name="ce29" table:formula="of:=[.A129]-[.A129]*[.B64]" office:value-type="float" office:value="4.60540243602288" calcext:value-type="float">
            <text:p>4.605</text:p>
          </table:table-cell>
          <table:table-cell table:number-columns-repeated="1023"/>
        </table:table-row>
        <table:table-row table:style-name="ro1">
          <table:table-cell table:style-name="ce29" table:formula="of:=[.A130]-[.A130]*[.B64]" office:value-type="float" office:value="4.58698082627879" calcext:value-type="float">
            <text:p>4.587</text:p>
          </table:table-cell>
          <table:table-cell table:number-columns-repeated="1023"/>
        </table:table-row>
        <table:table-row table:style-name="ro1">
          <table:table-cell table:style-name="ce30" table:formula="of:=[.A131]-[.A131]*[.B64]" office:value-type="float" office:value="4.56863290297367" calcext:value-type="float">
            <text:p>4.569</text:p>
          </table:table-cell>
          <table:table-cell table:number-columns-repeated="1023"/>
        </table:table-row>
        <table:table-row table:style-name="ro1">
          <table:table-cell table:style-name="ce29" table:formula="of:=[.A132]-[.A132]*[.B64]" office:value-type="float" office:value="4.55035837136178" calcext:value-type="float">
            <text:p>4.550</text:p>
          </table:table-cell>
          <table:table-cell table:number-columns-repeated="1023"/>
        </table:table-row>
        <table:table-row table:style-name="ro1">
          <table:table-cell table:style-name="ce29" table:formula="of:=[.A133]-[.A133]*[.B64]" office:value-type="float" office:value="4.53215693787633" calcext:value-type="float">
            <text:p>4.532</text:p>
          </table:table-cell>
          <table:table-cell table:number-columns-repeated="1023"/>
        </table:table-row>
        <table:table-row table:style-name="ro1">
          <table:table-cell table:style-name="ce29" table:formula="of:=[.A134]-[.A134]*[.B64]" office:value-type="float" office:value="4.51402831012482" calcext:value-type="float">
            <text:p>4.514</text:p>
          </table:table-cell>
          <table:table-cell table:number-columns-repeated="1023"/>
        </table:table-row>
        <table:table-row table:style-name="ro1">
          <table:table-cell table:style-name="ce29" table:formula="of:=[.A135]-[.A135]*[.B64]" office:value-type="float" office:value="4.49597219688432" calcext:value-type="float">
            <text:p>4.496</text:p>
          </table:table-cell>
          <table:table-cell table:number-columns-repeated="1023"/>
        </table:table-row>
        <table:table-row table:style-name="ro1">
          <table:table-cell table:style-name="ce29" table:formula="of:=[.A136]-[.A136]*[.B64]" office:value-type="float" office:value="4.47798830809679" calcext:value-type="float">
            <text:p>4.478</text:p>
          </table:table-cell>
          <table:table-cell table:number-columns-repeated="1023"/>
        </table:table-row>
        <table:table-row table:style-name="ro1">
          <table:table-cell table:style-name="ce29" table:formula="of:=[.A137]-[.A137]*[.B64]" office:value-type="float" office:value="4.4600763548644" calcext:value-type="float">
            <text:p>4.460</text:p>
          </table:table-cell>
          <table:table-cell table:number-columns-repeated="1023"/>
        </table:table-row>
        <table:table-row table:style-name="ro1">
          <table:table-cell table:style-name="ce29" table:formula="of:=[.A138]-[.A138]*[.B64]" office:value-type="float" office:value="4.44223604944494" calcext:value-type="float">
            <text:p>4.442</text:p>
          </table:table-cell>
          <table:table-cell table:number-columns-repeated="1023"/>
        </table:table-row>
        <table:table-row table:style-name="ro1">
          <table:table-cell table:style-name="ce29" table:formula="of:=[.A139]-[.A139]*[.B64]" office:value-type="float" office:value="4.42446710524716" calcext:value-type="float">
            <text:p>4.424</text:p>
          </table:table-cell>
          <table:table-cell table:number-columns-repeated="1023"/>
        </table:table-row>
        <table:table-row table:style-name="ro1">
          <table:table-cell table:style-name="ce29" table:formula="of:=[.A140]-[.A140]*[.B64]" office:value-type="float" office:value="4.40676923682617" calcext:value-type="float">
            <text:p>4.407</text:p>
          </table:table-cell>
          <table:table-cell table:number-columns-repeated="1023"/>
        </table:table-row>
        <table:table-row table:style-name="ro1">
          <table:table-cell table:style-name="ce29" table:formula="of:=[.A141]-[.A141]*[.B64]" office:value-type="float" office:value="4.38914215987887" calcext:value-type="float">
            <text:p>4.389</text:p>
          </table:table-cell>
          <table:table-cell table:number-columns-repeated="1023"/>
        </table:table-row>
        <table:table-row table:style-name="ro1">
          <table:table-cell table:style-name="ce29" table:formula="of:=[.A142]-[.A142]*[.B64]" office:value-type="float" office:value="4.37158559123935" calcext:value-type="float">
            <text:p>4.372</text:p>
          </table:table-cell>
          <table:table-cell table:number-columns-repeated="1023"/>
        </table:table-row>
        <table:table-row table:style-name="ro1">
          <table:table-cell table:style-name="ce29" table:formula="of:=[.A143]-[.A143]*[.B64]" office:value-type="float" office:value="4.3540992488744" calcext:value-type="float">
            <text:p>4.354</text:p>
          </table:table-cell>
          <table:table-cell table:number-columns-repeated="1023"/>
        </table:table-row>
        <table:table-row table:style-name="ro1">
          <table:table-cell table:style-name="ce29" table:formula="of:=[.A144]-[.A144]*[.B64]" office:value-type="float" office:value="4.3366828518789" calcext:value-type="float">
            <text:p>4.337</text:p>
          </table:table-cell>
          <table:table-cell table:number-columns-repeated="1023"/>
        </table:table-row>
        <table:table-row table:style-name="ro1">
          <table:table-cell table:style-name="ce29" table:formula="of:=[.A145]-[.A145]*[.B64]" office:value-type="float" office:value="4.31933612047138" calcext:value-type="float">
            <text:p>4.319</text:p>
          </table:table-cell>
          <table:table-cell table:number-columns-repeated="1023"/>
        </table:table-row>
        <table:table-row table:style-name="ro1">
          <table:table-cell table:style-name="ce29" table:formula="of:=[.A146]-[.A146]*[.B64]" office:value-type="float" office:value="4.3020587759895" calcext:value-type="float">
            <text:p>4.302</text:p>
          </table:table-cell>
          <table:table-cell table:number-columns-repeated="1023"/>
        </table:table-row>
        <table:table-row table:style-name="ro1">
          <table:table-cell table:style-name="ce29" table:formula="of:=[.A147]-[.A147]*[.B64]" office:value-type="float" office:value="4.28485054088554" calcext:value-type="float">
            <text:p>4.285</text:p>
          </table:table-cell>
          <table:table-cell table:number-columns-repeated="1023"/>
        </table:table-row>
        <table:table-row table:style-name="ro1">
          <table:table-cell table:style-name="ce29" table:formula="of:=[.A148]-[.A148]*[.B64]" office:value-type="float" office:value="4.267711138722" calcext:value-type="float">
            <text:p>4.268</text:p>
          </table:table-cell>
          <table:table-cell table:number-columns-repeated="1023"/>
        </table:table-row>
        <table:table-row table:style-name="ro1">
          <table:table-cell table:style-name="ce31" table:formula="of:=[.A149]-[.A149]*[.B64]" office:value-type="float" office:value="4.25064029416711" calcext:value-type="float">
            <text:p>4.251</text:p>
          </table:table-cell>
          <table:table-cell table:number-columns-repeated="1023"/>
        </table:table-row>
        <table:table-row table:style-name="ro1">
          <table:table-cell table:style-name="ce29" table:formula="of:=[.A150]-[.A150]*[.B64]" office:value-type="float" office:value="4.23363773299044" calcext:value-type="float">
            <text:p>4.234</text:p>
          </table:table-cell>
          <table:table-cell table:number-columns-repeated="1023"/>
        </table:table-row>
        <table:table-row table:style-name="ro1">
          <table:table-cell table:style-name="ce29" table:formula="of:=[.A151]-[.A151]*[.B64]" office:value-type="float" office:value="4.21670318205848" calcext:value-type="float">
            <text:p>4.217</text:p>
          </table:table-cell>
          <table:table-cell table:number-columns-repeated="1023"/>
        </table:table-row>
        <table:table-row table:style-name="ro1">
          <table:table-cell table:style-name="ce29" table:formula="of:=[.A152]-[.A152]*[.B64]" office:value-type="float" office:value="4.19983636933025" calcext:value-type="float">
            <text:p>4.200</text:p>
          </table:table-cell>
          <table:table-cell table:number-columns-repeated="1023"/>
        </table:table-row>
        <table:table-row table:style-name="ro1">
          <table:table-cell table:style-name="ce29" table:formula="of:=[.A153]-[.A153]*[.B64]" office:value-type="float" office:value="4.18303702385292" calcext:value-type="float">
            <text:p>4.183</text:p>
          </table:table-cell>
          <table:table-cell table:number-columns-repeated="1023"/>
        </table:table-row>
        <table:table-row table:style-name="ro1">
          <table:table-cell table:style-name="ce29" table:formula="of:=[.A154]-[.A154]*[.B64]" office:value-type="float" office:value="4.16630487575751" calcext:value-type="float">
            <text:p>4.166</text:p>
          </table:table-cell>
          <table:table-cell table:number-columns-repeated="1023"/>
        </table:table-row>
        <table:table-row table:style-name="ro1">
          <table:table-cell table:style-name="ce29" table:formula="of:=[.A155]-[.A155]*[.B64]" office:value-type="float" office:value="4.14963965625448" calcext:value-type="float">
            <text:p>4.150</text:p>
          </table:table-cell>
          <table:table-cell table:number-columns-repeated="1023"/>
        </table:table-row>
        <table:table-row table:style-name="ro1">
          <table:table-cell table:style-name="ce29" table:formula="of:=[.A156]-[.A156]*[.B64]" office:value-type="float" office:value="4.13304109762947" calcext:value-type="float">
            <text:p>4.133</text:p>
          </table:table-cell>
          <table:table-cell table:number-columns-repeated="1023"/>
        </table:table-row>
        <table:table-row table:style-name="ro1">
          <table:table-cell table:style-name="ce29" table:formula="of:=[.A157]-[.A157]*[.B64]" office:value-type="float" office:value="4.11650893323895" calcext:value-type="float">
            <text:p>4.117</text:p>
          </table:table-cell>
          <table:table-cell table:number-columns-repeated="1023"/>
        </table:table-row>
        <table:table-row table:style-name="ro1">
          <table:table-cell table:style-name="ce29" table:formula="of:=[.A158]-[.A158]*[.B64]" office:value-type="float" office:value="4.10004289750599" calcext:value-type="float">
            <text:p>4.100</text:p>
          </table:table-cell>
          <table:table-cell table:number-columns-repeated="1023"/>
        </table:table-row>
        <table:table-row table:style-name="ro1">
          <table:table-cell table:style-name="ce29" table:formula="of:=[.A159]-[.A159]*[.B64]" office:value-type="float" office:value="4.08364272591597" calcext:value-type="float">
            <text:p>4.084</text:p>
          </table:table-cell>
          <table:table-cell table:number-columns-repeated="1023"/>
        </table:table-row>
        <table:table-row table:style-name="ro1">
          <table:table-cell table:style-name="ce29" table:formula="of:=[.A160]-[.A160]*[.B64]" office:value-type="float" office:value="4.0673081550123" calcext:value-type="float">
            <text:p>4.067</text:p>
          </table:table-cell>
          <table:table-cell table:number-columns-repeated="1023"/>
        </table:table-row>
        <table:table-row table:style-name="ro1">
          <table:table-cell table:style-name="ce29" table:formula="of:=[.A161]-[.A161]*[.B64]" office:value-type="float" office:value="4.05103892239226" calcext:value-type="float">
            <text:p>4.051</text:p>
          </table:table-cell>
          <table:table-cell table:number-columns-repeated="1023"/>
        </table:table-row>
        <table:table-row table:style-name="ro1">
          <table:table-cell table:style-name="ce29" table:formula="of:=[.A162]-[.A162]*[.B64]" office:value-type="float" office:value="4.03483476670269" calcext:value-type="float">
            <text:p>4.035</text:p>
          </table:table-cell>
          <table:table-cell table:number-columns-repeated="1023"/>
        </table:table-row>
        <table:table-row table:style-name="ro1">
          <table:table-cell table:style-name="ce29" table:formula="of:=[.A163]-[.A163]*[.B64]" office:value-type="float" office:value="4.01869542763588" calcext:value-type="float">
            <text:p>4.019</text:p>
          </table:table-cell>
          <table:table-cell table:number-columns-repeated="1023"/>
        </table:table-row>
        <table:table-row table:style-name="ro1">
          <table:table-cell table:style-name="ce29" table:formula="of:=[.A164]-[.A164]*[.B64]" office:value-type="float" office:value="4.00262064592533" calcext:value-type="float">
            <text:p>4.003</text:p>
          </table:table-cell>
          <table:table-cell table:number-columns-repeated="1023"/>
        </table:table-row>
        <table:table-row table:style-name="ro1">
          <table:table-cell table:style-name="ce29" table:formula="of:=[.A165]-[.A165]*[.B64]" office:value-type="float" office:value="3.98661016334163" calcext:value-type="float">
            <text:p>3.987</text:p>
          </table:table-cell>
          <table:table-cell table:number-columns-repeated="1023"/>
        </table:table-row>
        <table:table-row table:style-name="ro1">
          <table:table-cell table:style-name="ce29" table:formula="of:=[.A166]-[.A166]*[.B64]" office:value-type="float" office:value="3.97066372268826" calcext:value-type="float">
            <text:p>3.971</text:p>
          </table:table-cell>
          <table:table-cell table:number-columns-repeated="1023"/>
        </table:table-row>
        <table:table-row table:style-name="ro1">
          <table:table-cell table:style-name="ce29" table:formula="of:=[.A167]-[.A167]*[.B64]" office:value-type="float" office:value="3.95478106779751" calcext:value-type="float">
            <text:p>3.955</text:p>
          </table:table-cell>
          <table:table-cell table:number-columns-repeated="1023"/>
        </table:table-row>
        <table:table-row table:style-name="ro1">
          <table:table-cell table:style-name="ce29" table:formula="of:=[.A168]-[.A168]*[.B64]" office:value-type="float" office:value="3.93896194352632" calcext:value-type="float">
            <text:p>3.939</text:p>
          </table:table-cell>
          <table:table-cell table:number-columns-repeated="1023"/>
        </table:table-row>
        <table:table-row table:style-name="ro1">
          <table:table-cell table:style-name="ce29" table:formula="of:=[.A169]-[.A169]*[.B64]" office:value-type="float" office:value="3.92320609575222" calcext:value-type="float">
            <text:p>3.923</text:p>
          </table:table-cell>
          <table:table-cell table:number-columns-repeated="1023"/>
        </table:table-row>
        <table:table-row table:style-name="ro1">
          <table:table-cell table:style-name="ce29" table:formula="of:=[.A170]-[.A170]*[.B64]" office:value-type="float" office:value="3.90751327136921" calcext:value-type="float">
            <text:p>3.908</text:p>
          </table:table-cell>
          <table:table-cell table:number-columns-repeated="1023"/>
        </table:table-row>
        <table:table-row table:style-name="ro1">
          <table:table-cell table:style-name="ce29" table:formula="of:=[.A171]-[.A171]*[.B64]" office:value-type="float" office:value="3.89188321828373" calcext:value-type="float">
            <text:p>3.892</text:p>
          </table:table-cell>
          <table:table-cell table:number-columns-repeated="1023"/>
        </table:table-row>
        <table:table-row table:style-name="ro1">
          <table:table-cell table:style-name="ce29" table:formula="of:=[.A172]-[.A172]*[.B64]" office:value-type="float" office:value="3.87631568541059" calcext:value-type="float">
            <text:p>3.876</text:p>
          </table:table-cell>
          <table:table-cell table:number-columns-repeated="1023"/>
        </table:table-row>
        <table:table-row table:style-name="ro1">
          <table:table-cell table:style-name="ce29" table:formula="of:=[.A173]-[.A173]*[.B64]" office:value-type="float" office:value="3.86081042266895" calcext:value-type="float">
            <text:p>3.861</text:p>
          </table:table-cell>
          <table:table-cell table:number-columns-repeated="1023"/>
        </table:table-row>
        <table:table-row table:style-name="ro1">
          <table:table-cell table:style-name="ce29" table:formula="of:=[.A174]-[.A174]*[.B64]" office:value-type="float" office:value="3.84536718097828" calcext:value-type="float">
            <text:p>3.845</text:p>
          </table:table-cell>
          <table:table-cell table:number-columns-repeated="1023"/>
        </table:table-row>
        <table:table-row table:style-name="ro1">
          <table:table-cell table:style-name="ce29" table:formula="of:=[.A175]-[.A175]*[.B64]" office:value-type="float" office:value="3.82998571225436" calcext:value-type="float">
            <text:p>3.830</text:p>
          </table:table-cell>
          <table:table-cell table:number-columns-repeated="1023"/>
        </table:table-row>
        <table:table-row table:style-name="ro1">
          <table:table-cell table:style-name="ce29" table:formula="of:=[.A176]-[.A176]*[.B64]" office:value-type="float" office:value="3.81466576940535" calcext:value-type="float">
            <text:p>3.815</text:p>
          </table:table-cell>
          <table:table-cell table:number-columns-repeated="1023"/>
        </table:table-row>
        <table:table-row table:style-name="ro1">
          <table:table-cell table:style-name="ce29" table:formula="of:=[.A177]-[.A177]*[.B64]" office:value-type="float" office:value="3.79940710632772" calcext:value-type="float">
            <text:p>3.799</text:p>
          </table:table-cell>
          <table:table-cell table:number-columns-repeated="1023"/>
        </table:table-row>
        <table:table-row table:style-name="ro1">
          <table:table-cell table:style-name="ce29" table:formula="of:=[.A178]-[.A178]*[.B64]" office:value-type="float" office:value="3.78420947790241" calcext:value-type="float">
            <text:p>3.784</text:p>
          </table:table-cell>
          <table:table-cell table:number-columns-repeated="1023"/>
        </table:table-row>
        <table:table-row table:style-name="ro1">
          <table:table-cell table:style-name="ce29" table:formula="of:=[.A179]-[.A179]*[.B64]" office:value-type="float" office:value="3.7690726399908" calcext:value-type="float">
            <text:p>3.769</text:p>
          </table:table-cell>
          <table:table-cell table:number-columns-repeated="1023"/>
        </table:table-row>
        <table:table-row table:style-name="ro1">
          <table:table-cell table:style-name="ce29" table:formula="of:=[.A180]-[.A180]*[.B64]" office:value-type="float" office:value="3.75399634943084" calcext:value-type="float">
            <text:p>3.754</text:p>
          </table:table-cell>
          <table:table-cell table:number-columns-repeated="1023"/>
        </table:table-row>
        <table:table-row table:style-name="ro1">
          <table:table-cell table:style-name="ce29" table:formula="of:=[.A181]-[.A181]*[.B64]" office:value-type="float" office:value="3.73898036403312" calcext:value-type="float">
            <text:p>3.739</text:p>
          </table:table-cell>
          <table:table-cell table:number-columns-repeated="1023"/>
        </table:table-row>
        <table:table-row table:style-name="ro1">
          <table:table-cell table:style-name="ce29" table:formula="of:=[.A182]-[.A182]*[.B64]" office:value-type="float" office:value="3.72402444257699" calcext:value-type="float">
            <text:p>3.724</text:p>
          </table:table-cell>
          <table:table-cell table:number-columns-repeated="1023"/>
        </table:table-row>
        <table:table-row table:style-name="ro1">
          <table:table-cell table:style-name="ce29" table:formula="of:=[.A183]-[.A183]*[.B64]" office:value-type="float" office:value="3.70912834480668" calcext:value-type="float">
            <text:p>3.709</text:p>
          </table:table-cell>
          <table:table-cell table:number-columns-repeated="1023"/>
        </table:table-row>
        <table:table-row table:style-name="ro1">
          <table:table-cell table:style-name="ce29" table:formula="of:=[.A184]-[.A184]*[.B64]" office:value-type="float" office:value="3.69429183142745" calcext:value-type="float">
            <text:p>3.694</text:p>
          </table:table-cell>
          <table:table-cell table:number-columns-repeated="1023"/>
        </table:table-row>
        <table:table-row table:style-name="ro1">
          <table:table-cell table:style-name="ce29" table:formula="of:=[.A185]-[.A185]*[.B64]" office:value-type="float" office:value="3.67951466410174" calcext:value-type="float">
            <text:p>3.680</text:p>
          </table:table-cell>
          <table:table-cell table:number-columns-repeated="1023"/>
        </table:table-row>
        <table:table-row table:style-name="ro1">
          <table:table-cell table:style-name="ce29" table:formula="of:=[.A186]-[.A186]*[.B64]" office:value-type="float" office:value="3.66479660544533" calcext:value-type="float">
            <text:p>3.665</text:p>
          </table:table-cell>
          <table:table-cell table:number-columns-repeated="1023"/>
        </table:table-row>
        <table:table-row table:style-name="ro1">
          <table:table-cell table:style-name="ce29" table:formula="of:=[.A187]-[.A187]*[.B64]" office:value-type="float" office:value="3.65013741902355" calcext:value-type="float">
            <text:p>3.650</text:p>
          </table:table-cell>
          <table:table-cell table:number-columns-repeated="1023"/>
        </table:table-row>
        <table:table-row table:style-name="ro1">
          <table:table-cell table:style-name="ce29" table:formula="of:=[.A188]-[.A188]*[.B64]" office:value-type="float" office:value="3.63553686934746" calcext:value-type="float">
            <text:p>3.636</text:p>
          </table:table-cell>
          <table:table-cell table:number-columns-repeated="1023"/>
        </table:table-row>
        <table:table-row table:style-name="ro1">
          <table:table-cell table:style-name="ce29" table:formula="of:=[.A189]-[.A189]*[.B64]" office:value-type="float" office:value="3.62099472187007" calcext:value-type="float">
            <text:p>3.621</text:p>
          </table:table-cell>
          <table:table-cell table:number-columns-repeated="1023"/>
        </table:table-row>
        <table:table-row table:style-name="ro1">
          <table:table-cell table:style-name="ce29" table:formula="of:=[.A190]-[.A190]*[.B64]" office:value-type="float" office:value="3.60651074298259" calcext:value-type="float">
            <text:p>3.607</text:p>
          </table:table-cell>
          <table:table-cell table:number-columns-repeated="1023"/>
        </table:table-row>
        <table:table-row table:style-name="ro1">
          <table:table-cell table:style-name="ce29" table:formula="of:=[.A191]-[.A191]*[.B64]" office:value-type="float" office:value="3.59208470001066" calcext:value-type="float">
            <text:p>3.592</text:p>
          </table:table-cell>
          <table:table-cell table:number-columns-repeated="1023"/>
        </table:table-row>
        <table:table-row table:style-name="ro1">
          <table:table-cell table:style-name="ce29" table:formula="of:=[.A192]-[.A192]*[.B64]" office:value-type="float" office:value="3.57771636121061" calcext:value-type="float">
            <text:p>3.578</text:p>
          </table:table-cell>
          <table:table-cell table:number-columns-repeated="1023"/>
        </table:table-row>
        <table:table-row table:style-name="ro1">
          <table:table-cell table:style-name="ce29" table:formula="of:=[.A193]-[.A193]*[.B64]" office:value-type="float" office:value="3.56340549576577" calcext:value-type="float">
            <text:p>3.563</text:p>
          </table:table-cell>
          <table:table-cell table:number-columns-repeated="1023"/>
        </table:table-row>
        <table:table-row table:style-name="ro1">
          <table:table-cell table:style-name="ce29" table:formula="of:=[.A194]-[.A194]*[.B64]" office:value-type="float" office:value="3.54915187378271" calcext:value-type="float">
            <text:p>3.549</text:p>
          </table:table-cell>
          <table:table-cell table:number-columns-repeated="1023"/>
        </table:table-row>
        <table:table-row table:style-name="ro1">
          <table:table-cell table:style-name="ce29" table:formula="of:=[.A195]-[.A195]*[.B64]" office:value-type="float" office:value="3.53495526628758" calcext:value-type="float">
            <text:p>3.535</text:p>
          </table:table-cell>
          <table:table-cell table:number-columns-repeated="1023"/>
        </table:table-row>
        <table:table-row table:style-name="ro1">
          <table:table-cell table:style-name="ce29" table:formula="of:=[.A196]-[.A196]*[.B64]" office:value-type="float" office:value="3.52081544522243" calcext:value-type="float">
            <text:p>3.521</text:p>
          </table:table-cell>
          <table:table-cell table:number-columns-repeated="1023"/>
        </table:table-row>
        <table:table-row table:style-name="ro1">
          <table:table-cell table:style-name="ce29" table:formula="of:=[.A197]-[.A197]*[.B64]" office:value-type="float" office:value="3.50673218344154" calcext:value-type="float">
            <text:p>3.507</text:p>
          </table:table-cell>
          <table:table-cell table:number-columns-repeated="1023"/>
        </table:table-row>
        <table:table-row table:style-name="ro1">
          <table:table-cell table:style-name="ce29" table:formula="of:=[.A198]-[.A198]*[.B64]" office:value-type="float" office:value="3.49270525470777" calcext:value-type="float">
            <text:p>3.493</text:p>
          </table:table-cell>
          <table:table-cell table:number-columns-repeated="1023"/>
        </table:table-row>
        <table:table-row table:style-name="ro1">
          <table:table-cell table:style-name="ce29" table:formula="of:=[.A199]-[.A199]*[.B64]" office:value-type="float" office:value="3.47873443368894" calcext:value-type="float">
            <text:p>3.479</text:p>
          </table:table-cell>
          <table:table-cell table:number-columns-repeated="1023"/>
        </table:table-row>
        <table:table-row table:style-name="ro1">
          <table:table-cell table:style-name="ce29" table:formula="of:=[.A200]-[.A200]*[.B64]" office:value-type="float" office:value="3.46481949595419" calcext:value-type="float">
            <text:p>3.465</text:p>
          </table:table-cell>
          <table:table-cell table:number-columns-repeated="1023"/>
        </table:table-row>
        <table:table-row table:style-name="ro1">
          <table:table-cell table:style-name="ce29" table:formula="of:=[.A201]-[.A201]*[.B64]" office:value-type="float" office:value="3.45096021797037" calcext:value-type="float">
            <text:p>3.451</text:p>
          </table:table-cell>
          <table:table-cell table:number-columns-repeated="1023"/>
        </table:table-row>
        <table:table-row table:style-name="ro1">
          <table:table-cell table:style-name="ce29" table:formula="of:=[.A202]-[.A202]*[.B64]" office:value-type="float" office:value="3.43715637709849" calcext:value-type="float">
            <text:p>3.437</text:p>
          </table:table-cell>
          <table:table-cell table:number-columns-repeated="1023"/>
        </table:table-row>
        <table:table-row table:style-name="ro1">
          <table:table-cell table:style-name="ce29" table:formula="of:=[.A203]-[.A203]*[.B64]" office:value-type="float" office:value="3.42340775159009" calcext:value-type="float">
            <text:p>3.423</text:p>
          </table:table-cell>
          <table:table-cell table:number-columns-repeated="1023"/>
        </table:table-row>
        <table:table-row table:style-name="ro1">
          <table:table-cell table:style-name="ce29" table:formula="of:=[.A204]-[.A204]*[.B64]" office:value-type="float" office:value="3.40971412058373" calcext:value-type="float">
            <text:p>3.410</text:p>
          </table:table-cell>
          <table:table-cell table:number-columns-repeated="1023"/>
        </table:table-row>
        <table:table-row table:style-name="ro1">
          <table:table-cell table:style-name="ce29" table:formula="of:=[.A205]-[.A205]*[.B64]" office:value-type="float" office:value="3.3960752641014" calcext:value-type="float">
            <text:p>3.396</text:p>
          </table:table-cell>
          <table:table-cell table:number-columns-repeated="1023"/>
        </table:table-row>
        <table:table-row table:style-name="ro1">
          <table:table-cell table:style-name="ce29" table:formula="of:=[.A206]-[.A206]*[.B64]" office:value-type="float" office:value="3.38249096304499" calcext:value-type="float">
            <text:p>3.382</text:p>
          </table:table-cell>
          <table:table-cell table:number-columns-repeated="1023"/>
        </table:table-row>
        <table:table-row table:style-name="ro1">
          <table:table-cell table:style-name="ce29" table:formula="of:=[.A207]-[.A207]*[.B64]" office:value-type="float" office:value="3.36896099919281" calcext:value-type="float">
            <text:p>3.369</text:p>
          </table:table-cell>
          <table:table-cell table:number-columns-repeated="1023"/>
        </table:table-row>
        <table:table-row table:style-name="ro1">
          <table:table-cell table:style-name="ce29" table:formula="of:=[.A208]-[.A208]*[.B64]" office:value-type="float" office:value="3.35548515519604" calcext:value-type="float">
            <text:p>3.355</text:p>
          </table:table-cell>
          <table:table-cell table:number-columns-repeated="1023"/>
        </table:table-row>
        <table:table-row table:style-name="ro1">
          <table:table-cell table:style-name="ce29" table:formula="of:=[.A209]-[.A209]*[.B64]" office:value-type="float" office:value="3.34206321457526" calcext:value-type="float">
            <text:p>3.342</text:p>
          </table:table-cell>
          <table:table-cell table:number-columns-repeated="1023"/>
        </table:table-row>
        <table:table-row table:style-name="ro1">
          <table:table-cell table:style-name="ce29" table:formula="of:=[.A210]-[.A210]*[.B64]" office:value-type="float" office:value="3.32869496171696" calcext:value-type="float">
            <text:p>3.329</text:p>
          </table:table-cell>
          <table:table-cell table:number-columns-repeated="1023"/>
        </table:table-row>
        <table:table-row table:style-name="ro1">
          <table:table-cell table:style-name="ce29" table:formula="of:=[.A211]-[.A211]*[.B64]" office:value-type="float" office:value="3.31538018187009" calcext:value-type="float">
            <text:p>3.315</text:p>
          </table:table-cell>
          <table:table-cell table:number-columns-repeated="1023"/>
        </table:table-row>
        <table:table-row table:style-name="ro1">
          <table:table-cell table:style-name="ce29" table:formula="of:=[.A212]-[.A212]*[.B64]" office:value-type="float" office:value="3.30211866114261" calcext:value-type="float">
            <text:p>3.302</text:p>
          </table:table-cell>
          <table:table-cell table:number-columns-repeated="1023"/>
        </table:table-row>
        <table:table-row table:style-name="ro1">
          <table:table-cell table:style-name="ce29" table:formula="of:=[.A213]-[.A213]*[.B64]" office:value-type="float" office:value="3.28891018649804" calcext:value-type="float">
            <text:p>3.289</text:p>
          </table:table-cell>
          <table:table-cell table:number-columns-repeated="1023"/>
        </table:table-row>
        <table:table-row table:style-name="ro1">
          <table:table-cell table:style-name="ce29" table:formula="of:=[.A214]-[.A214]*[.B64]" office:value-type="float" office:value="3.27575454575204" calcext:value-type="float">
            <text:p>3.276</text:p>
          </table:table-cell>
          <table:table-cell table:number-columns-repeated="1023"/>
        </table:table-row>
        <table:table-row table:style-name="ro1">
          <table:table-cell table:style-name="ce29" table:formula="of:=[.A215]-[.A215]*[.B64]" office:value-type="float" office:value="3.26265152756904" calcext:value-type="float">
            <text:p>3.263</text:p>
          </table:table-cell>
          <table:table-cell table:number-columns-repeated="1023"/>
        </table:table-row>
        <table:table-row table:style-name="ro1">
          <table:table-cell table:style-name="ce29" table:formula="of:=[.A216]-[.A216]*[.B64]" office:value-type="float" office:value="3.24960092145876" calcext:value-type="float">
            <text:p>3.250</text:p>
          </table:table-cell>
          <table:table-cell table:number-columns-repeated="1023"/>
        </table:table-row>
        <table:table-row table:style-name="ro1">
          <table:table-cell table:style-name="ce29" table:formula="of:=[.A217]-[.A217]*[.B64]" office:value-type="float" office:value="3.23660251777293" calcext:value-type="float">
            <text:p>3.237</text:p>
          </table:table-cell>
          <table:table-cell table:number-columns-repeated="1023"/>
        </table:table-row>
        <table:table-row table:style-name="ro1">
          <table:table-cell table:style-name="ce29" table:formula="of:=[.A218]-[.A218]*[.B64]" office:value-type="float" office:value="3.22365610770183" calcext:value-type="float">
            <text:p>3.224</text:p>
          </table:table-cell>
          <table:table-cell table:number-columns-repeated="1023"/>
        </table:table-row>
        <table:table-row table:style-name="ro1">
          <table:table-cell table:style-name="ce29" table:formula="of:=[.A219]-[.A219]*[.B64]" office:value-type="float" office:value="3.21076148327103" calcext:value-type="float">
            <text:p>3.211</text:p>
          </table:table-cell>
          <table:table-cell table:number-columns-repeated="1023"/>
        </table:table-row>
        <table:table-row table:style-name="ro1">
          <table:table-cell table:style-name="ce29" table:formula="of:=[.A220]-[.A220]*[.B64]" office:value-type="float" office:value="3.19791843733794" calcext:value-type="float">
            <text:p>3.198</text:p>
          </table:table-cell>
          <table:table-cell table:number-columns-repeated="1023"/>
        </table:table-row>
        <table:table-row table:style-name="ro1">
          <table:table-cell table:style-name="ce29" table:formula="of:=[.A221]-[.A221]*[.B64]" office:value-type="float" office:value="3.18512676358859" calcext:value-type="float">
            <text:p>3.185</text:p>
          </table:table-cell>
          <table:table-cell table:number-columns-repeated="1023"/>
        </table:table-row>
        <table:table-row table:style-name="ro1">
          <table:table-cell table:style-name="ce29" table:formula="of:=[.A222]-[.A222]*[.B64]" office:value-type="float" office:value="3.17238625653424" calcext:value-type="float">
            <text:p>3.172</text:p>
          </table:table-cell>
          <table:table-cell table:number-columns-repeated="1023"/>
        </table:table-row>
        <table:table-row table:style-name="ro1">
          <table:table-cell table:style-name="ce29" table:formula="of:=[.A223]-[.A223]*[.B64]" office:value-type="float" office:value="3.1596967115081" calcext:value-type="float">
            <text:p>3.160</text:p>
          </table:table-cell>
          <table:table-cell table:number-columns-repeated="1023"/>
        </table:table-row>
        <table:table-row table:style-name="ro1">
          <table:table-cell table:style-name="ce29" table:formula="of:=[.A224]-[.A224]*[.B64]" office:value-type="float" office:value="3.14705792466207" calcext:value-type="float">
            <text:p>3.147</text:p>
          </table:table-cell>
          <table:table-cell table:number-columns-repeated="1023"/>
        </table:table-row>
        <table:table-row table:style-name="ro1">
          <table:table-cell table:style-name="ce29" table:formula="of:=[.A225]-[.A225]*[.B64]" office:value-type="float" office:value="3.13446969296342" calcext:value-type="float">
            <text:p>3.134</text:p>
          </table:table-cell>
          <table:table-cell table:number-columns-repeated="1023"/>
        </table:table-row>
        <table:table-row table:style-name="ro1">
          <table:table-cell table:style-name="ce29" table:formula="of:=[.A226]-[.A226]*[.B64]" office:value-type="float" office:value="3.12193181419157" calcext:value-type="float">
            <text:p>3.122</text:p>
          </table:table-cell>
          <table:table-cell table:number-columns-repeated="1023"/>
        </table:table-row>
        <table:table-row table:style-name="ro1">
          <table:table-cell table:style-name="ce29" table:formula="of:=[.A227]-[.A227]*[.B64]" office:value-type="float" office:value="3.1094440869348" calcext:value-type="float">
            <text:p>3.109</text:p>
          </table:table-cell>
          <table:table-cell table:number-columns-repeated="1023"/>
        </table:table-row>
        <table:table-row table:style-name="ro1">
          <table:table-cell table:style-name="ce29" table:formula="of:=[.A228]-[.A228]*[.B64]" office:value-type="float" office:value="3.09700631058706" calcext:value-type="float">
            <text:p>3.097</text:p>
          </table:table-cell>
          <table:table-cell table:number-columns-repeated="1023"/>
        </table:table-row>
        <table:table-row table:style-name="ro1">
          <table:table-cell table:style-name="ce29" table:formula="of:=[.A229]-[.A229]*[.B64]" office:value-type="float" office:value="3.08461828534471" calcext:value-type="float">
            <text:p>3.085</text:p>
          </table:table-cell>
          <table:table-cell table:number-columns-repeated="1023"/>
        </table:table-row>
        <table:table-row table:style-name="ro1">
          <table:table-cell table:style-name="ce29" table:formula="of:=[.A230]-[.A230]*[.B64]" office:value-type="float" office:value="3.07227981220333" calcext:value-type="float">
            <text:p>3.072</text:p>
          </table:table-cell>
          <table:table-cell table:number-columns-repeated="1023"/>
        </table:table-row>
        <table:table-row table:style-name="ro1">
          <table:table-cell table:style-name="ce29" table:formula="of:=[.A231]-[.A231]*[.B64]" office:value-type="float" office:value="3.05999069295452" calcext:value-type="float">
            <text:p>3.060</text:p>
          </table:table-cell>
          <table:table-cell table:number-columns-repeated="1023"/>
        </table:table-row>
        <table:table-row table:style-name="ro1">
          <table:table-cell table:style-name="ce29" table:formula="of:=[.A232]-[.A232]*[.B64]" office:value-type="float" office:value="3.0477507301827" calcext:value-type="float">
            <text:p>3.048</text:p>
          </table:table-cell>
          <table:table-cell table:number-columns-repeated="1023"/>
        </table:table-row>
        <table:table-row table:style-name="ro1">
          <table:table-cell table:style-name="ce29" table:formula="of:=[.A233]-[.A233]*[.B64]" office:value-type="float" office:value="3.03555972726197" calcext:value-type="float">
            <text:p>3.036</text:p>
          </table:table-cell>
          <table:table-cell table:number-columns-repeated="1023"/>
        </table:table-row>
        <table:table-row table:style-name="ro1">
          <table:table-cell table:style-name="ce29" table:formula="of:=[.A234]-[.A234]*[.B64]" office:value-type="float" office:value="3.02341748835292" calcext:value-type="float">
            <text:p>3.023</text:p>
          </table:table-cell>
          <table:table-cell table:number-columns-repeated="1023"/>
        </table:table-row>
        <table:table-row table:style-name="ro1">
          <table:table-cell table:style-name="ce29" table:formula="of:=[.A235]-[.A235]*[.B64]" office:value-type="float" office:value="3.01132381839951" calcext:value-type="float">
            <text:p>3.011</text:p>
          </table:table-cell>
          <table:table-cell table:number-columns-repeated="1023"/>
        </table:table-row>
        <table:table-row table:style-name="ro1">
          <table:table-cell table:style-name="ce29" table:formula="of:=[.A236]-[.A236]*[.B64]" office:value-type="float" office:value="2.99927852312591" calcext:value-type="float">
            <text:p>2.999</text:p>
          </table:table-cell>
          <table:table-cell table:number-columns-repeated="1023"/>
        </table:table-row>
        <table:table-row table:style-name="ro1">
          <table:table-cell table:style-name="ce29" table:formula="of:=[.A237]-[.A237]*[.B64]" office:value-type="float" office:value="2.98728140903341" calcext:value-type="float">
            <text:p>2.987</text:p>
          </table:table-cell>
          <table:table-cell table:number-columns-repeated="1023"/>
        </table:table-row>
        <table:table-row table:style-name="ro1">
          <table:table-cell table:style-name="ce29" table:formula="of:=[.A238]-[.A238]*[.B64]" office:value-type="float" office:value="2.97533228339728" calcext:value-type="float">
            <text:p>2.975</text:p>
          </table:table-cell>
          <table:table-cell table:number-columns-repeated="1023"/>
        </table:table-row>
        <table:table-row table:style-name="ro1">
          <table:table-cell table:style-name="ce29" table:formula="of:=[.A239]-[.A239]*[.B64]" office:value-type="float" office:value="2.96343095426369" calcext:value-type="float">
            <text:p>2.963</text:p>
          </table:table-cell>
          <table:table-cell table:number-columns-repeated="1023"/>
        </table:table-row>
        <table:table-row table:style-name="ro1">
          <table:table-cell table:style-name="ce29" table:formula="of:=[.A240]-[.A240]*[.B64]" office:value-type="float" office:value="2.95157723044663" calcext:value-type="float">
            <text:p>2.952</text:p>
          </table:table-cell>
          <table:table-cell table:number-columns-repeated="1023"/>
        </table:table-row>
        <table:table-row table:style-name="ro1">
          <table:table-cell table:style-name="ce29" table:formula="of:=[.A241]-[.A241]*[.B64]" office:value-type="float" office:value="2.93977092152485" calcext:value-type="float">
            <text:p>2.940</text:p>
          </table:table-cell>
          <table:table-cell table:number-columns-repeated="1023"/>
        </table:table-row>
        <table:table-row table:style-name="ro1">
          <table:table-cell table:style-name="ce29" table:formula="of:=[.A242]-[.A242]*[.B64]" office:value-type="float" office:value="2.92801183783875" calcext:value-type="float">
            <text:p>2.928</text:p>
          </table:table-cell>
          <table:table-cell table:number-columns-repeated="1023"/>
        </table:table-row>
        <table:table-row table:style-name="ro1">
          <table:table-cell table:style-name="ce29" table:formula="of:=[.A243]-[.A243]*[.B64]" office:value-type="float" office:value="2.91629979048739" calcext:value-type="float">
            <text:p>2.916</text:p>
          </table:table-cell>
          <table:table-cell table:number-columns-repeated="1023"/>
        </table:table-row>
        <table:table-row table:style-name="ro1">
          <table:table-cell table:style-name="ce29" table:formula="of:=[.A244]-[.A244]*[.B64]" office:value-type="float" office:value="2.90463459132544" calcext:value-type="float">
            <text:p>2.905</text:p>
          </table:table-cell>
          <table:table-cell table:number-columns-repeated="1023"/>
        </table:table-row>
        <table:table-row table:style-name="ro1">
          <table:table-cell table:style-name="ce29" table:formula="of:=[.A245]-[.A245]*[.B64]" office:value-type="float" office:value="2.89301605296014" calcext:value-type="float">
            <text:p>2.893</text:p>
          </table:table-cell>
          <table:table-cell table:number-columns-repeated="1023"/>
        </table:table-row>
        <table:table-row table:style-name="ro1">
          <table:table-cell table:style-name="ce29" table:formula="of:=[.A246]-[.A246]*[.B64]" office:value-type="float" office:value="2.8814439887483" calcext:value-type="float">
            <text:p>2.881</text:p>
          </table:table-cell>
          <table:table-cell table:number-columns-repeated="1023"/>
        </table:table-row>
        <table:table-row table:style-name="ro1">
          <table:table-cell table:style-name="ce29" table:formula="of:=[.A247]-[.A247]*[.B64]" office:value-type="float" office:value="2.86991821279331" calcext:value-type="float">
            <text:p>2.870</text:p>
          </table:table-cell>
          <table:table-cell table:number-columns-repeated="1023"/>
        </table:table-row>
        <table:table-row table:style-name="ro1">
          <table:table-cell table:style-name="ce29" table:formula="of:=[.A248]-[.A248]*[.B64]" office:value-type="float" office:value="2.85843853994213" calcext:value-type="float">
            <text:p>2.858</text:p>
          </table:table-cell>
          <table:table-cell table:number-columns-repeated="1023"/>
        </table:table-row>
        <table:table-row table:style-name="ro1">
          <table:table-cell table:style-name="ce29" table:formula="of:=[.A249]-[.A249]*[.B64]" office:value-type="float" office:value="2.84700478578236" calcext:value-type="float">
            <text:p>2.847</text:p>
          </table:table-cell>
          <table:table-cell table:number-columns-repeated="1023"/>
        </table:table-row>
        <table:table-row table:style-name="ro1">
          <table:table-cell table:style-name="ce29" table:formula="of:=[.A250]-[.A250]*[.B64]" office:value-type="float" office:value="2.83561676663924" calcext:value-type="float">
            <text:p>2.836</text:p>
          </table:table-cell>
          <table:table-cell table:number-columns-repeated="1023"/>
        </table:table-row>
        <table:table-row table:style-name="ro1">
          <table:table-cell table:style-name="ce29" table:formula="of:=[.A251]-[.A251]*[.B64]" office:value-type="float" office:value="2.82427429957268" calcext:value-type="float">
            <text:p>2.824</text:p>
          </table:table-cell>
          <table:table-cell table:number-columns-repeated="1023"/>
        </table:table-row>
        <table:table-row table:style-name="ro1">
          <table:table-cell table:style-name="ce29" table:formula="of:=[.A252]-[.A252]*[.B64]" office:value-type="float" office:value="2.81297720237439" calcext:value-type="float">
            <text:p>2.813</text:p>
          </table:table-cell>
          <table:table-cell table:number-columns-repeated="1023"/>
        </table:table-row>
        <table:table-row table:style-name="ro1">
          <table:table-cell table:style-name="ce29" table:formula="of:=[.A253]-[.A253]*[.B64]" office:value-type="float" office:value="2.80172529356489" calcext:value-type="float">
            <text:p>2.802</text:p>
          </table:table-cell>
          <table:table-cell table:number-columns-repeated="1023"/>
        </table:table-row>
        <table:table-row table:style-name="ro1">
          <table:table-cell table:style-name="ce29" table:formula="of:=[.A254]-[.A254]*[.B64]" office:value-type="float" office:value="2.79051839239063" calcext:value-type="float">
            <text:p>2.791</text:p>
          </table:table-cell>
          <table:table-cell table:number-columns-repeated="1023"/>
        </table:table-row>
        <table:table-row table:style-name="ro1">
          <table:table-cell table:style-name="ce29" table:formula="of:=[.A255]-[.A255]*[.B64]" office:value-type="float" office:value="2.77935631882107" calcext:value-type="float">
            <text:p>2.779</text:p>
          </table:table-cell>
          <table:table-cell table:number-columns-repeated="1023"/>
        </table:table-row>
        <table:table-row table:style-name="ro1">
          <table:table-cell table:style-name="ce29" table:formula="of:=[.A256]-[.A256]*[.B64]" office:value-type="float" office:value="2.76823889354578" calcext:value-type="float">
            <text:p>2.768</text:p>
          </table:table-cell>
          <table:table-cell table:number-columns-repeated="1023"/>
        </table:table-row>
        <table:table-row table:style-name="ro1">
          <table:table-cell table:style-name="ce29" table:formula="of:=[.A257]-[.A257]*[.B64]" office:value-type="float" office:value="2.7571659379716" calcext:value-type="float">
            <text:p>2.757</text:p>
          </table:table-cell>
          <table:table-cell table:number-columns-repeated="1023"/>
        </table:table-row>
        <table:table-row table:style-name="ro1">
          <table:table-cell table:style-name="ce29" table:formula="of:=[.A258]-[.A258]*[.B64]" office:value-type="float" office:value="2.74613727421971" calcext:value-type="float">
            <text:p>2.746</text:p>
          </table:table-cell>
          <table:table-cell table:number-columns-repeated="1023"/>
        </table:table-row>
        <table:table-row table:style-name="ro1">
          <table:table-cell table:style-name="ce29" table:formula="of:=[.A259]-[.A259]*[.B64]" office:value-type="float" office:value="2.73515272512284" calcext:value-type="float">
            <text:p>2.735</text:p>
          </table:table-cell>
          <table:table-cell table:number-columns-repeated="1023"/>
        </table:table-row>
        <table:table-row table:style-name="ro1">
          <table:table-cell table:style-name="ce29" table:formula="of:=[.A260]-[.A260]*[.B64]" office:value-type="float" office:value="2.72421211422234" calcext:value-type="float">
            <text:p>2.724</text:p>
          </table:table-cell>
          <table:table-cell table:number-columns-repeated="1023"/>
        </table:table-row>
        <table:table-row table:style-name="ro1">
          <table:table-cell table:style-name="ce29" table:formula="of:=[.A261]-[.A261]*[.B64]" office:value-type="float" office:value="2.71331526576545" calcext:value-type="float">
            <text:p>2.713</text:p>
          </table:table-cell>
          <table:table-cell table:number-columns-repeated="1023"/>
        </table:table-row>
        <table:table-row table:style-name="ro1">
          <table:table-cell table:style-name="ce29" table:formula="of:=[.A262]-[.A262]*[.B64]" office:value-type="float" office:value="2.70246200470239" calcext:value-type="float">
            <text:p>2.702</text:p>
          </table:table-cell>
          <table:table-cell table:number-columns-repeated="1023"/>
        </table:table-row>
        <table:table-row table:style-name="ro1">
          <table:table-cell table:style-name="ce29" table:formula="of:=[.A263]-[.A263]*[.B64]" office:value-type="float" office:value="2.69165215668358" calcext:value-type="float">
            <text:p>2.692</text:p>
          </table:table-cell>
          <table:table-cell table:number-columns-repeated="1023"/>
        </table:table-row>
        <table:table-row table:style-name="ro1">
          <table:table-cell table:style-name="ce29" table:formula="of:=[.A264]-[.A264]*[.B64]" office:value-type="float" office:value="2.68088554805685" calcext:value-type="float">
            <text:p>2.681</text:p>
          </table:table-cell>
          <table:table-cell table:number-columns-repeated="1023"/>
        </table:table-row>
        <table:table-row table:style-name="ro1">
          <table:table-cell table:style-name="ce29" table:formula="of:=[.A265]-[.A265]*[.B64]" office:value-type="float" office:value="2.67016200586462" calcext:value-type="float">
            <text:p>2.670</text:p>
          </table:table-cell>
          <table:table-cell table:number-columns-repeated="1023"/>
        </table:table-row>
        <table:table-row table:style-name="ro1">
          <table:table-cell table:style-name="ce29" table:formula="of:=[.A266]-[.A266]*[.B64]" office:value-type="float" office:value="2.65948135784116" calcext:value-type="float">
            <text:p>2.659</text:p>
          </table:table-cell>
          <table:table-cell table:number-columns-repeated="1023"/>
        </table:table-row>
        <table:table-row table:style-name="ro1">
          <table:table-cell table:style-name="ce29" table:formula="of:=[.A267]-[.A267]*[.B64]" office:value-type="float" office:value="2.6488434324098" calcext:value-type="float">
            <text:p>2.649</text:p>
          </table:table-cell>
          <table:table-cell table:number-columns-repeated="1023"/>
        </table:table-row>
        <table:table-row table:style-name="ro1">
          <table:table-cell table:style-name="ce29" table:formula="of:=[.A268]-[.A268]*[.B64]" office:value-type="float" office:value="2.63824805868016" calcext:value-type="float">
            <text:p>2.638</text:p>
          </table:table-cell>
          <table:table-cell table:number-columns-repeated="1023"/>
        </table:table-row>
        <table:table-row table:style-name="ro1">
          <table:table-cell table:style-name="ce29" table:formula="of:=[.A269]-[.A269]*[.B64]" office:value-type="float" office:value="2.62769506644544" calcext:value-type="float">
            <text:p>2.628</text:p>
          </table:table-cell>
          <table:table-cell table:number-columns-repeated="1023"/>
        </table:table-row>
        <table:table-row table:style-name="ro1">
          <table:table-cell table:style-name="ce29" table:formula="of:=[.A270]-[.A270]*[.B64]" office:value-type="float" office:value="2.61718428617966" calcext:value-type="float">
            <text:p>2.617</text:p>
          </table:table-cell>
          <table:table-cell table:number-columns-repeated="1023"/>
        </table:table-row>
        <table:table-row table:style-name="ro1">
          <table:table-cell table:style-name="ce29" table:formula="of:=[.A271]-[.A271]*[.B64]" office:value-type="float" office:value="2.60671554903494" calcext:value-type="float">
            <text:p>2.607</text:p>
          </table:table-cell>
          <table:table-cell table:number-columns-repeated="1023"/>
        </table:table-row>
        <table:table-row table:style-name="ro1">
          <table:table-cell table:style-name="ce29" table:formula="of:=[.A272]-[.A272]*[.B64]" office:value-type="float" office:value="2.5962886868388" calcext:value-type="float">
            <text:p>2.596</text:p>
          </table:table-cell>
          <table:table-cell table:number-columns-repeated="1023"/>
        </table:table-row>
        <table:table-row table:style-name="ro1">
          <table:table-cell table:style-name="ce29" table:formula="of:=[.A273]-[.A273]*[.B64]" office:value-type="float" office:value="2.58590353209144" calcext:value-type="float">
            <text:p>2.586</text:p>
          </table:table-cell>
          <table:table-cell table:number-columns-repeated="1023"/>
        </table:table-row>
        <table:table-row table:style-name="ro1">
          <table:table-cell table:style-name="ce29" table:formula="of:=[.A274]-[.A274]*[.B64]" office:value-type="float" office:value="2.57555991796308" calcext:value-type="float">
            <text:p>2.576</text:p>
          </table:table-cell>
          <table:table-cell table:number-columns-repeated="1023"/>
        </table:table-row>
        <table:table-row table:style-name="ro1">
          <table:table-cell table:style-name="ce29" table:formula="of:=[.A275]-[.A275]*[.B64]" office:value-type="float" office:value="2.56525767829123" calcext:value-type="float">
            <text:p>2.565</text:p>
          </table:table-cell>
          <table:table-cell table:number-columns-repeated="1023"/>
        </table:table-row>
        <table:table-row table:style-name="ro1">
          <table:table-cell table:style-name="ce29" table:formula="of:=[.A276]-[.A276]*[.B64]" office:value-type="float" office:value="2.55499664757806" calcext:value-type="float">
            <text:p>2.555</text:p>
          </table:table-cell>
          <table:table-cell table:number-columns-repeated="1023"/>
        </table:table-row>
        <table:table-row table:style-name="ro1">
          <table:table-cell table:style-name="ce29" table:formula="of:=[.A277]-[.A277]*[.B64]" office:value-type="float" office:value="2.54477666098775" calcext:value-type="float">
            <text:p>2.545</text:p>
          </table:table-cell>
          <table:table-cell table:number-columns-repeated="1023"/>
        </table:table-row>
        <table:table-row table:style-name="ro1">
          <table:table-cell table:style-name="ce29" table:formula="of:=[.A278]-[.A278]*[.B64]" office:value-type="float" office:value="2.5345975543438" calcext:value-type="float">
            <text:p>2.535</text:p>
          </table:table-cell>
          <table:table-cell table:number-columns-repeated="1023"/>
        </table:table-row>
        <table:table-row table:style-name="ro1">
          <table:table-cell table:style-name="ce29" table:formula="of:=[.A279]-[.A279]*[.B64]" office:value-type="float" office:value="2.52445916412642" calcext:value-type="float">
            <text:p>2.524</text:p>
          </table:table-cell>
          <table:table-cell table:number-columns-repeated="1023"/>
        </table:table-row>
        <table:table-row table:style-name="ro1">
          <table:table-cell table:style-name="ce29" table:formula="of:=[.A280]-[.A280]*[.B64]" office:value-type="float" office:value="2.51436132746992" calcext:value-type="float">
            <text:p>2.514</text:p>
          </table:table-cell>
          <table:table-cell table:number-columns-repeated="1023"/>
        </table:table-row>
        <table:table-row table:style-name="ro1">
          <table:table-cell table:style-name="ce29" table:formula="of:=[.A281]-[.A281]*[.B64]" office:value-type="float" office:value="2.50430388216004" calcext:value-type="float">
            <text:p>2.504</text:p>
          </table:table-cell>
          <table:table-cell table:number-columns-repeated="1023"/>
        </table:table-row>
        <table:table-row table:style-name="ro1">
          <table:table-cell table:style-name="ce29" table:formula="of:=[.A282]-[.A282]*[.B64]" office:value-type="float" office:value="2.4942866666314" calcext:value-type="float">
            <text:p>2.494</text:p>
          </table:table-cell>
          <table:table-cell table:number-columns-repeated="1023"/>
        </table:table-row>
        <table:table-row table:style-name="ro1">
          <table:table-cell table:style-name="ce29" table:formula="of:=[.A283]-[.A283]*[.B64]" office:value-type="float" office:value="2.48430951996487" calcext:value-type="float">
            <text:p>2.484</text:p>
          </table:table-cell>
          <table:table-cell table:number-columns-repeated="1023"/>
        </table:table-row>
        <table:table-row table:style-name="ro1">
          <table:table-cell table:style-name="ce29" table:formula="of:=[.A284]-[.A284]*[.B64]" office:value-type="float" office:value="2.47437228188501" calcext:value-type="float">
            <text:p>2.474</text:p>
          </table:table-cell>
          <table:table-cell table:number-columns-repeated="1023"/>
        </table:table-row>
        <table:table-row table:style-name="ro1">
          <table:table-cell table:style-name="ce29" table:formula="of:=[.A285]-[.A285]*[.B64]" office:value-type="float" office:value="2.46447479275747" calcext:value-type="float">
            <text:p>2.464</text:p>
          </table:table-cell>
          <table:table-cell table:number-columns-repeated="1023"/>
        </table:table-row>
        <table:table-row table:style-name="ro1">
          <table:table-cell table:style-name="ce29" table:formula="of:=[.A286]-[.A286]*[.B64]" office:value-type="float" office:value="2.45461689358644" calcext:value-type="float">
            <text:p>2.455</text:p>
          </table:table-cell>
          <table:table-cell table:number-columns-repeated="1023"/>
        </table:table-row>
        <table:table-row table:style-name="ro1">
          <table:table-cell table:style-name="ce29" table:formula="of:=[.A287]-[.A287]*[.B64]" office:value-type="float" office:value="2.4447984260121" calcext:value-type="float">
            <text:p>2.445</text:p>
          </table:table-cell>
          <table:table-cell table:number-columns-repeated="1023"/>
        </table:table-row>
        <table:table-row table:style-name="ro1">
          <table:table-cell table:style-name="ce29" table:formula="of:=[.A288]-[.A288]*[.B64]" office:value-type="float" office:value="2.43501923230805" calcext:value-type="float">
            <text:p>2.435</text:p>
          </table:table-cell>
          <table:table-cell table:number-columns-repeated="1023"/>
        </table:table-row>
        <table:table-row table:style-name="ro1">
          <table:table-cell table:style-name="ce29" table:formula="of:=[.A289]-[.A289]*[.B64]" office:value-type="float" office:value="2.42527915537881" calcext:value-type="float">
            <text:p>2.425</text:p>
          </table:table-cell>
          <table:table-cell table:number-columns-repeated="1023"/>
        </table:table-row>
        <table:table-row table:style-name="ro1">
          <table:table-cell table:style-name="ce29" table:formula="of:=[.A290]-[.A290]*[.B64]" office:value-type="float" office:value="2.4155780387573" calcext:value-type="float">
            <text:p>2.416</text:p>
          </table:table-cell>
          <table:table-cell table:number-columns-repeated="1023"/>
        </table:table-row>
        <table:table-row table:style-name="ro1">
          <table:table-cell table:style-name="ce29" table:formula="of:=[.A291]-[.A291]*[.B64]" office:value-type="float" office:value="2.40591572660227" calcext:value-type="float">
            <text:p>2.406</text:p>
          </table:table-cell>
          <table:table-cell table:number-columns-repeated="1023"/>
        </table:table-row>
        <table:table-row table:style-name="ro1">
          <table:table-cell table:style-name="ce29" table:formula="of:=[.A292]-[.A292]*[.B64]" office:value-type="float" office:value="2.39629206369586" calcext:value-type="float">
            <text:p>2.396</text:p>
          </table:table-cell>
          <table:table-cell table:number-columns-repeated="1023"/>
        </table:table-row>
        <table:table-row table:style-name="ro1">
          <table:table-cell table:style-name="ce29" table:formula="of:=[.A293]-[.A293]*[.B64]" office:value-type="float" office:value="2.38670689544108" calcext:value-type="float">
            <text:p>2.387</text:p>
          </table:table-cell>
          <table:table-cell table:number-columns-repeated="1023"/>
        </table:table-row>
        <table:table-row table:style-name="ro1">
          <table:table-cell table:style-name="ce29" table:formula="of:=[.A294]-[.A294]*[.B64]" office:value-type="float" office:value="2.37716006785931" calcext:value-type="float">
            <text:p>2.377</text:p>
          </table:table-cell>
          <table:table-cell table:number-columns-repeated="1023"/>
        </table:table-row>
        <table:table-row table:style-name="ro1">
          <table:table-cell table:style-name="ce29" table:formula="of:=[.A295]-[.A295]*[.B64]" office:value-type="float" office:value="2.36765142758788" calcext:value-type="float">
            <text:p>2.368</text:p>
          </table:table-cell>
          <table:table-cell table:number-columns-repeated="1023"/>
        </table:table-row>
        <table:table-row table:style-name="ro1">
          <table:table-cell table:style-name="ce29" table:formula="of:=[.A296]-[.A296]*[.B64]" office:value-type="float" office:value="2.35818082187752" calcext:value-type="float">
            <text:p>2.358</text:p>
          </table:table-cell>
          <table:table-cell table:number-columns-repeated="1023"/>
        </table:table-row>
        <table:table-row table:style-name="ro1">
          <table:table-cell table:style-name="ce29" table:formula="of:=[.A297]-[.A297]*[.B64]" office:value-type="float" office:value="2.34874809859001" calcext:value-type="float">
            <text:p>2.349</text:p>
          </table:table-cell>
          <table:table-cell table:number-columns-repeated="1023"/>
        </table:table-row>
        <table:table-row table:style-name="ro1">
          <table:table-cell table:style-name="ce29" table:formula="of:=[.A298]-[.A298]*[.B64]" office:value-type="float" office:value="2.33935310619565" calcext:value-type="float">
            <text:p>2.339</text:p>
          </table:table-cell>
          <table:table-cell table:number-columns-repeated="1023"/>
        </table:table-row>
        <table:table-row table:style-name="ro1">
          <table:table-cell table:style-name="ce29" table:formula="of:=[.A299]-[.A299]*[.B64]" office:value-type="float" office:value="2.32999569377087" calcext:value-type="float">
            <text:p>2.330</text:p>
          </table:table-cell>
          <table:table-cell table:number-columns-repeated="1023"/>
        </table:table-row>
        <table:table-row table:style-name="ro1">
          <table:table-cell table:style-name="ce29" table:formula="of:=[.A300]-[.A300]*[.B64]" office:value-type="float" office:value="2.32067571099579" calcext:value-type="float">
            <text:p>2.321</text:p>
          </table:table-cell>
          <table:table-cell table:number-columns-repeated="1023"/>
        </table:table-row>
        <table:table-row table:style-name="ro1">
          <table:table-cell table:style-name="ce29" table:formula="of:=[.A301]-[.A301]*[.B64]" office:value-type="float" office:value="2.31139300815181" calcext:value-type="float">
            <text:p>2.311</text:p>
          </table:table-cell>
          <table:table-cell table:number-columns-repeated="1023"/>
        </table:table-row>
        <table:table-row table:style-name="ro1">
          <table:table-cell table:style-name="ce29" table:formula="of:=[.A302]-[.A302]*[.B64]" office:value-type="float" office:value="2.3021474361192" calcext:value-type="float">
            <text:p>2.302</text:p>
          </table:table-cell>
          <table:table-cell table:number-columns-repeated="1023"/>
        </table:table-row>
        <table:table-row table:style-name="ro1">
          <table:table-cell table:style-name="ce29" table:formula="of:=[.A303]-[.A303]*[.B64]" office:value-type="float" office:value="2.29293884637472" calcext:value-type="float">
            <text:p>2.293</text:p>
          </table:table-cell>
          <table:table-cell table:number-columns-repeated="1023"/>
        </table:table-row>
        <table:table-row table:style-name="ro1">
          <table:table-cell table:style-name="ce29" table:formula="of:=[.A304]-[.A304]*[.B64]" office:value-type="float" office:value="2.28376709098922" calcext:value-type="float">
            <text:p>2.284</text:p>
          </table:table-cell>
          <table:table-cell table:number-columns-repeated="1023"/>
        </table:table-row>
        <table:table-row table:style-name="ro1">
          <table:table-cell table:style-name="ce29" table:formula="of:=[.A305]-[.A305]*[.B64]" office:value-type="float" office:value="2.27463202262527" calcext:value-type="float">
            <text:p>2.275</text:p>
          </table:table-cell>
          <table:table-cell table:number-columns-repeated="1023"/>
        </table:table-row>
        <table:table-row table:style-name="ro1">
          <table:table-cell table:style-name="ce29" table:formula="of:=[.A306]-[.A306]*[.B64]" office:value-type="float" office:value="2.26553349453476" calcext:value-type="float">
            <text:p>2.266</text:p>
          </table:table-cell>
          <table:table-cell table:number-columns-repeated="1023"/>
        </table:table-row>
        <table:table-row table:style-name="ro1">
          <table:table-cell table:style-name="ce29" table:formula="of:=[.A307]-[.A307]*[.B64]" office:value-type="float" office:value="2.25647136055663" calcext:value-type="float">
            <text:p>2.256</text:p>
          </table:table-cell>
          <table:table-cell table:number-columns-repeated="1023"/>
        </table:table-row>
        <table:table-row table:style-name="ro1">
          <table:table-cell table:style-name="ce29" table:formula="of:=[.A308]-[.A308]*[.B64]" office:value-type="float" office:value="2.2474454751144" calcext:value-type="float">
            <text:p>2.247</text:p>
          </table:table-cell>
          <table:table-cell table:number-columns-repeated="1023"/>
        </table:table-row>
        <table:table-row table:style-name="ro1">
          <table:table-cell table:style-name="ce29" table:formula="of:=[.A309]-[.A309]*[.B64]" office:value-type="float" office:value="2.23845569321394" calcext:value-type="float">
            <text:p>2.238</text:p>
          </table:table-cell>
          <table:table-cell table:number-columns-repeated="1023"/>
        </table:table-row>
        <table:table-row table:style-name="ro1">
          <table:table-cell table:style-name="ce29" table:formula="of:=[.A310]-[.A310]*[.B64]" office:value-type="float" office:value="2.22950187044109" calcext:value-type="float">
            <text:p>2.230</text:p>
          </table:table-cell>
          <table:table-cell table:number-columns-repeated="1023"/>
        </table:table-row>
        <table:table-row table:style-name="ro1">
          <table:table-cell table:style-name="ce29" table:formula="of:=[.A311]-[.A311]*[.B64]" office:value-type="float" office:value="2.22058386295932" calcext:value-type="float">
            <text:p>2.221</text:p>
          </table:table-cell>
          <table:table-cell table:number-columns-repeated="1023"/>
        </table:table-row>
        <table:table-row table:style-name="ro1">
          <table:table-cell table:style-name="ce29" table:formula="of:=[.A312]-[.A312]*[.B64]" office:value-type="float" office:value="2.21170152750748" calcext:value-type="float">
            <text:p>2.212</text:p>
          </table:table-cell>
          <table:table-cell table:number-columns-repeated="1023"/>
        </table:table-row>
        <table:table-row table:style-name="ro1">
          <table:table-cell table:style-name="ce29" table:formula="of:=[.A313]-[.A313]*[.B64]" office:value-type="float" office:value="2.20285472139745" calcext:value-type="float">
            <text:p>2.203</text:p>
          </table:table-cell>
          <table:table-cell table:number-columns-repeated="1023"/>
        </table:table-row>
        <table:table-row table:style-name="ro1">
          <table:table-cell table:style-name="ce29" table:formula="of:=[.A314]-[.A314]*[.B64]" office:value-type="float" office:value="2.19404330251186" calcext:value-type="float">
            <text:p>2.194</text:p>
          </table:table-cell>
          <table:table-cell table:number-columns-repeated="1023"/>
        </table:table-row>
        <table:table-row table:style-name="ro1">
          <table:table-cell table:style-name="ce29" table:formula="of:=[.A315]-[.A315]*[.B64]" office:value-type="float" office:value="2.18526712930182" calcext:value-type="float">
            <text:p>2.185</text:p>
          </table:table-cell>
          <table:table-cell table:number-columns-repeated="1023"/>
        </table:table-row>
        <table:table-row table:style-name="ro1">
          <table:table-cell table:style-name="ce29" table:formula="of:=[.A316]-[.A316]*[.B64]" office:value-type="float" office:value="2.17652606078461" calcext:value-type="float">
            <text:p>2.177</text:p>
          </table:table-cell>
          <table:table-cell table:number-columns-repeated="1023"/>
        </table:table-row>
        <table:table-row table:style-name="ro1">
          <table:table-cell table:style-name="ce29" table:formula="of:=[.A317]-[.A317]*[.B64]" office:value-type="float" office:value="2.16781995654147" calcext:value-type="float">
            <text:p>2.168</text:p>
          </table:table-cell>
          <table:table-cell table:number-columns-repeated="1023"/>
        </table:table-row>
        <table:table-row table:style-name="ro1">
          <table:table-cell table:style-name="ce29" table:formula="of:=[.A318]-[.A318]*[.B64]" office:value-type="float" office:value="2.15914867671531" calcext:value-type="float">
            <text:p>2.159</text:p>
          </table:table-cell>
          <table:table-cell table:number-columns-repeated="1023"/>
        </table:table-row>
        <table:table-row table:style-name="ro1">
          <table:table-cell table:style-name="ce29" table:formula="of:=[.A319]-[.A319]*[.B64]" office:value-type="float" office:value="2.15051208200844" calcext:value-type="float">
            <text:p>2.151</text:p>
          </table:table-cell>
          <table:table-cell table:number-columns-repeated="1023"/>
        </table:table-row>
        <table:table-row table:style-name="ro1">
          <table:table-cell table:style-name="ce29" table:formula="of:=[.A320]-[.A320]*[.B64]" office:value-type="float" office:value="2.14191003368041" calcext:value-type="float">
            <text:p>2.142</text:p>
          </table:table-cell>
          <table:table-cell table:number-columns-repeated="1023"/>
        </table:table-row>
        <table:table-row table:style-name="ro1">
          <table:table-cell table:style-name="ce29" table:formula="of:=[.A321]-[.A321]*[.B64]" office:value-type="float" office:value="2.13334239354569" calcext:value-type="float">
            <text:p>2.133</text:p>
          </table:table-cell>
          <table:table-cell table:number-columns-repeated="1023"/>
        </table:table-row>
        <table:table-row table:style-name="ro1">
          <table:table-cell table:style-name="ce29" table:formula="of:=[.A322]-[.A322]*[.B64]" office:value-type="float" office:value="2.12480902397151" calcext:value-type="float">
            <text:p>2.125</text:p>
          </table:table-cell>
          <table:table-cell table:number-columns-repeated="1023"/>
        </table:table-row>
        <table:table-row table:style-name="ro1">
          <table:table-cell table:style-name="ce29" table:formula="of:=[.A323]-[.A323]*[.B64]" office:value-type="float" office:value="2.11630978787562" calcext:value-type="float">
            <text:p>2.116</text:p>
          </table:table-cell>
          <table:table-cell table:number-columns-repeated="1023"/>
        </table:table-row>
        <table:table-row table:style-name="ro1">
          <table:table-cell table:style-name="ce29" table:formula="of:=[.A324]-[.A324]*[.B64]" office:value-type="float" office:value="2.10784454872412" calcext:value-type="float">
            <text:p>2.108</text:p>
          </table:table-cell>
          <table:table-cell table:number-columns-repeated="1023"/>
        </table:table-row>
        <table:table-row table:style-name="ro1">
          <table:table-cell table:style-name="ce29" table:formula="of:=[.A325]-[.A325]*[.B64]" office:value-type="float" office:value="2.09941317052922" calcext:value-type="float">
            <text:p>2.099</text:p>
          </table:table-cell>
          <table:table-cell table:number-columns-repeated="1023"/>
        </table:table-row>
        <table:table-row table:style-name="ro1">
          <table:table-cell table:style-name="ce29" table:formula="of:=[.A326]-[.A326]*[.B64]" office:value-type="float" office:value="2.09101551784711" calcext:value-type="float">
            <text:p>2.091</text:p>
          </table:table-cell>
          <table:table-cell table:number-columns-repeated="1023"/>
        </table:table-row>
        <table:table-row table:style-name="ro1">
          <table:table-cell table:style-name="ce29" table:formula="of:=[.A327]-[.A327]*[.B64]" office:value-type="float" office:value="2.08265145577572" calcext:value-type="float">
            <text:p>2.083</text:p>
          </table:table-cell>
          <table:table-cell table:number-columns-repeated="1023"/>
        </table:table-row>
        <table:table-row table:style-name="ro1">
          <table:table-cell table:style-name="ce29" table:formula="of:=[.A328]-[.A328]*[.B64]" office:value-type="float" office:value="2.07432084995261" calcext:value-type="float">
            <text:p>2.074</text:p>
          </table:table-cell>
          <table:table-cell table:number-columns-repeated="1023"/>
        </table:table-row>
        <table:table-row table:style-name="ro1">
          <table:table-cell table:style-name="ce29" table:formula="of:=[.A329]-[.A329]*[.B64]" office:value-type="float" office:value="2.0660235665528" calcext:value-type="float">
            <text:p>2.066</text:p>
          </table:table-cell>
          <table:table-cell table:number-columns-repeated="1023"/>
        </table:table-row>
        <table:table-row table:style-name="ro1">
          <table:table-cell table:style-name="ce29" table:formula="of:=[.A330]-[.A330]*[.B64]" office:value-type="float" office:value="2.05775947228659" calcext:value-type="float">
            <text:p>2.058</text:p>
          </table:table-cell>
          <table:table-cell table:number-columns-repeated="1023"/>
        </table:table-row>
        <table:table-row table:style-name="ro1">
          <table:table-cell table:style-name="ce29" table:formula="of:=[.A331]-[.A331]*[.B64]" office:value-type="float" office:value="2.04952843439745" calcext:value-type="float">
            <text:p>2.050</text:p>
          </table:table-cell>
          <table:table-cell table:number-columns-repeated="1023"/>
        </table:table-row>
        <table:table-row table:style-name="ro1">
          <table:table-cell table:style-name="ce29" table:formula="of:=[.A332]-[.A332]*[.B64]" office:value-type="float" office:value="2.04133032065986" calcext:value-type="float">
            <text:p>2.041</text:p>
          </table:table-cell>
          <table:table-cell table:number-columns-repeated="1023"/>
        </table:table-row>
        <table:table-row table:style-name="ro1" table:number-rows-repeated="10482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20" loext:min-decimal-places="20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01:44:26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ny-bts" style:display-name="PageStyle_cny-b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d-bcl" style:display-name="PageStyle_usd-bc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ny-gdex.eos" style:display-name="PageStyle_cny-gdex.e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ts-bcl" style:display-name="PageStyle_bts-bc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ny-usd" style:display-name="PageStyle_cny-us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ny-gdex.eth" style:display-name="PageStyle_cny-gdex.et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8:32:39</meta:creation-date>
    <dc:language>en-US</dc:language>
    <dc:date>2021-02-23T21:30:33.013000000</dc:date>
    <meta:editing-cycles>986</meta:editing-cycles>
    <meta:editing-duration>P226DT17H51M11S</meta:editing-duration>
    <meta:generator>LibreOffice/6.0.5.2$Windows_X86_64 LibreOffice_project/54c8cbb85f300ac59db32fe8a675ff7683cd5a16</meta:generator>
    <meta:document-statistic meta:table-count="1" meta:cell-count="335" meta:object-count="0"/>
  </office:meta>
</office:document-meta>
</file>